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51cm" fo:margin-left="0.002cm" fo:margin-top="0cm" fo:margin-bottom="0cm" table:align="left" style:writing-mode="page"/>
    </style:style>
    <style:style style:name="Tableau1.A" style:family="table-column">
      <style:table-column-properties style:column-width="6.348cm"/>
    </style:style>
    <style:style style:name="Tableau1.B" style:family="table-column">
      <style:table-column-properties style:column-width="10.1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" style:family="table">
      <style:table-properties style:width="16.51cm" fo:margin-left="0.002cm" fo:margin-top="0cm" fo:margin-bottom="0cm" table:align="left" style:writing-mode="page"/>
    </style:style>
    <style:style style:name="Tableau2.A" style:family="table-column">
      <style:table-column-properties style:column-width="4.937cm"/>
    </style:style>
    <style:style style:name="Tableau2.B" style:family="table-column">
      <style:table-column-properties style:column-width="5.787cm"/>
    </style:style>
    <style:style style:name="Tableau2.C" style:family="table-column">
      <style:table-column-properties style:column-width="5.78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" style:family="table">
      <style:table-properties style:width="16.51cm" fo:margin-left="0.002cm" fo:margin-top="0cm" fo:margin-bottom="0cm" table:align="left" style:writing-mode="page"/>
    </style:style>
    <style:style style:name="Tableau3.A" style:family="table-column">
      <style:table-column-properties style:column-width="4.937cm"/>
    </style:style>
    <style:style style:name="Tableau3.B" style:family="table-column">
      <style:table-column-properties style:column-width="5.787cm"/>
    </style:style>
    <style:style style:name="Tableau3.C" style:family="table-column">
      <style:table-column-properties style:column-width="5.786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3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4" style:family="table">
      <style:table-properties style:width="16.51cm" fo:margin-left="0.002cm" fo:margin-top="0cm" fo:margin-bottom="0cm" table:align="left" style:writing-mode="page"/>
    </style:style>
    <style:style style:name="Tableau4.A" style:family="table-column">
      <style:table-column-properties style:column-width="6.348cm"/>
    </style:style>
    <style:style style:name="Tableau4.B" style:family="table-column">
      <style:table-column-properties style:column-width="10.1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4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5" style:family="table">
      <style:table-properties style:width="16.51cm" fo:margin-left="0.002cm" fo:margin-top="0cm" fo:margin-bottom="0cm" table:align="left" style:writing-mode="page"/>
    </style:style>
    <style:style style:name="Tableau5.A" style:family="table-column">
      <style:table-column-properties style:column-width="6.348cm"/>
    </style:style>
    <style:style style:name="Tableau5.B" style:family="table-column">
      <style:table-column-properties style:column-width="10.16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5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6" style:family="table">
      <style:table-properties style:width="16.51cm" fo:margin-left="0.002cm" fo:margin-top="0cm" fo:margin-bottom="0cm" table:align="left" style:writing-mode="page"/>
    </style:style>
    <style:style style:name="Tableau6.A" style:family="table-column">
      <style:table-column-properties style:column-width="6.348cm"/>
    </style:style>
    <style:style style:name="Tableau6.B" style:family="table-column">
      <style:table-column-properties style:column-width="10.16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6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7" style:family="table">
      <style:table-properties style:width="16.51cm" fo:margin-left="0.002cm" fo:margin-top="0cm" fo:margin-bottom="0cm" table:align="left" style:writing-mode="page"/>
    </style:style>
    <style:style style:name="Tableau7.A" style:family="table-column">
      <style:table-column-properties style:column-width="6.348cm"/>
    </style:style>
    <style:style style:name="Tableau7.B" style:family="table-column">
      <style:table-column-properties style:column-width="10.16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7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8" style:family="table">
      <style:table-properties style:width="16.51cm" fo:margin-left="0.002cm" fo:margin-top="0cm" fo:margin-bottom="0cm" table:align="left" style:writing-mode="page"/>
    </style:style>
    <style:style style:name="Tableau8.A" style:family="table-column">
      <style:table-column-properties style:column-width="6.348cm"/>
    </style:style>
    <style:style style:name="Tableau8.B" style:family="table-column">
      <style:table-column-properties style:column-width="10.1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8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9" style:family="table">
      <style:table-properties style:width="16.51cm" fo:margin-left="0.002cm" fo:margin-top="0cm" fo:margin-bottom="0cm" table:align="left" style:writing-mode="page"/>
    </style:style>
    <style:style style:name="Tableau9.A" style:family="table-column">
      <style:table-column-properties style:column-width="6.348cm"/>
    </style:style>
    <style:style style:name="Tableau9.B" style:family="table-column">
      <style:table-column-properties style:column-width="10.16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9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0" style:family="table">
      <style:table-properties style:width="16.51cm" fo:margin-left="0.002cm" fo:margin-top="0cm" fo:margin-bottom="0cm" table:align="left" style:writing-mode="page"/>
    </style:style>
    <style:style style:name="Tableau10.A" style:family="table-column">
      <style:table-column-properties style:column-width="6.348cm"/>
    </style:style>
    <style:style style:name="Tableau10.B" style:family="table-column">
      <style:table-column-properties style:column-width="10.16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0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1" style:family="table">
      <style:table-properties style:width="16.51cm" fo:margin-left="0.002cm" fo:margin-top="0cm" fo:margin-bottom="0cm" table:align="left" style:writing-mode="page"/>
    </style:style>
    <style:style style:name="Tableau11.A" style:family="table-column">
      <style:table-column-properties style:column-width="6.348cm"/>
    </style:style>
    <style:style style:name="Tableau11.B" style:family="table-column">
      <style:table-column-properties style:column-width="10.1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1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2" style:family="table">
      <style:table-properties style:width="16.51cm" fo:margin-left="0.002cm" fo:margin-top="0cm" fo:margin-bottom="0cm" table:align="left" style:writing-mode="page"/>
    </style:style>
    <style:style style:name="Tableau12.A" style:family="table-column">
      <style:table-column-properties style:column-width="6.348cm"/>
    </style:style>
    <style:style style:name="Tableau12.B" style:family="table-column">
      <style:table-column-properties style:column-width="10.16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2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3" style:family="table">
      <style:table-properties style:width="16.51cm" fo:margin-left="0.002cm" fo:margin-top="0cm" fo:margin-bottom="0cm" table:align="left" style:writing-mode="page"/>
    </style:style>
    <style:style style:name="Tableau13.A" style:family="table-column">
      <style:table-column-properties style:column-width="6.348cm"/>
    </style:style>
    <style:style style:name="Tableau13.B" style:family="table-column">
      <style:table-column-properties style:column-width="10.16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3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4" style:family="table">
      <style:table-properties style:width="16.51cm" fo:margin-left="0.002cm" fo:margin-top="0cm" fo:margin-bottom="0cm" table:align="left" style:writing-mode="page"/>
    </style:style>
    <style:style style:name="Tableau14.A" style:family="table-column">
      <style:table-column-properties style:column-width="6.348cm"/>
    </style:style>
    <style:style style:name="Tableau14.B" style:family="table-column">
      <style:table-column-properties style:column-width="10.16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4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5" style:family="table">
      <style:table-properties style:width="16.51cm" fo:margin-left="0.002cm" fo:margin-top="0cm" fo:margin-bottom="0cm" table:align="left" style:writing-mode="page"/>
    </style:style>
    <style:style style:name="Tableau15.A" style:family="table-column">
      <style:table-column-properties style:column-width="6.348cm"/>
    </style:style>
    <style:style style:name="Tableau15.B" style:family="table-column">
      <style:table-column-properties style:column-width="10.16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5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6" style:family="table">
      <style:table-properties style:width="16.51cm" fo:margin-left="0.002cm" fo:margin-top="0cm" fo:margin-bottom="0cm" table:align="left" style:writing-mode="page"/>
    </style:style>
    <style:style style:name="Tableau16.A" style:family="table-column">
      <style:table-column-properties style:column-width="6.348cm"/>
    </style:style>
    <style:style style:name="Tableau16.B" style:family="table-column">
      <style:table-column-properties style:column-width="10.16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6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7" style:family="table">
      <style:table-properties style:width="16.51cm" fo:margin-left="0.002cm" fo:margin-top="0cm" fo:margin-bottom="0cm" table:align="left" style:writing-mode="page"/>
    </style:style>
    <style:style style:name="Tableau17.A" style:family="table-column">
      <style:table-column-properties style:column-width="6.348cm"/>
    </style:style>
    <style:style style:name="Tableau17.B" style:family="table-column">
      <style:table-column-properties style:column-width="10.16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7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8" style:family="table">
      <style:table-properties style:width="16.51cm" fo:margin-left="0.002cm" fo:margin-top="0cm" fo:margin-bottom="0cm" table:align="left" style:writing-mode="page"/>
    </style:style>
    <style:style style:name="Tableau18.A" style:family="table-column">
      <style:table-column-properties style:column-width="6.348cm"/>
    </style:style>
    <style:style style:name="Tableau18.B" style:family="table-column">
      <style:table-column-properties style:column-width="10.16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8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19" style:family="table">
      <style:table-properties style:width="16.51cm" fo:margin-left="0.002cm" fo:margin-top="0cm" fo:margin-bottom="0cm" table:align="left" style:writing-mode="page"/>
    </style:style>
    <style:style style:name="Tableau19.A" style:family="table-column">
      <style:table-column-properties style:column-width="6.348cm"/>
    </style:style>
    <style:style style:name="Tableau19.B" style:family="table-column">
      <style:table-column-properties style:column-width="10.16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19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0" style:family="table">
      <style:table-properties style:width="16.51cm" fo:margin-left="0.002cm" fo:margin-top="0cm" fo:margin-bottom="0cm" table:align="left" style:writing-mode="page"/>
    </style:style>
    <style:style style:name="Tableau20.A" style:family="table-column">
      <style:table-column-properties style:column-width="6.348cm"/>
    </style:style>
    <style:style style:name="Tableau20.B" style:family="table-column">
      <style:table-column-properties style:column-width="10.16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0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1" style:family="table">
      <style:table-properties style:width="16.51cm" fo:margin-left="0.002cm" fo:margin-top="0cm" fo:margin-bottom="0cm" table:align="left" style:writing-mode="page"/>
    </style:style>
    <style:style style:name="Tableau21.A" style:family="table-column">
      <style:table-column-properties style:column-width="6.348cm"/>
    </style:style>
    <style:style style:name="Tableau21.B" style:family="table-column">
      <style:table-column-properties style:column-width="10.16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1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2" style:family="table">
      <style:table-properties style:width="16.51cm" fo:margin-left="0.002cm" fo:margin-top="0cm" fo:margin-bottom="0cm" table:align="left" style:writing-mode="page"/>
    </style:style>
    <style:style style:name="Tableau22.A" style:family="table-column">
      <style:table-column-properties style:column-width="6.348cm"/>
    </style:style>
    <style:style style:name="Tableau22.B" style:family="table-column">
      <style:table-column-properties style:column-width="10.16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2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3" style:family="table">
      <style:table-properties style:width="16.51cm" fo:margin-left="0.002cm" fo:margin-top="0cm" fo:margin-bottom="0cm" table:align="left" style:writing-mode="page"/>
    </style:style>
    <style:style style:name="Tableau23.A" style:family="table-column">
      <style:table-column-properties style:column-width="6.348cm"/>
    </style:style>
    <style:style style:name="Tableau23.B" style:family="table-column">
      <style:table-column-properties style:column-width="10.16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3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4" style:family="table">
      <style:table-properties style:width="16.51cm" fo:margin-left="0.002cm" fo:margin-top="0cm" fo:margin-bottom="0cm" table:align="left" style:writing-mode="page"/>
    </style:style>
    <style:style style:name="Tableau24.A" style:family="table-column">
      <style:table-column-properties style:column-width="6.348cm"/>
    </style:style>
    <style:style style:name="Tableau24.B" style:family="table-column">
      <style:table-column-properties style:column-width="10.16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4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5" style:family="table">
      <style:table-properties style:width="16.51cm" fo:margin-left="0.002cm" fo:margin-top="0cm" fo:margin-bottom="0cm" table:align="left" style:writing-mode="page"/>
    </style:style>
    <style:style style:name="Tableau25.A" style:family="table-column">
      <style:table-column-properties style:column-width="6.348cm"/>
    </style:style>
    <style:style style:name="Tableau25.B" style:family="table-column">
      <style:table-column-properties style:column-width="10.16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5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6" style:family="table">
      <style:table-properties style:width="16.51cm" fo:margin-left="0.002cm" fo:margin-top="0cm" fo:margin-bottom="0cm" table:align="left" style:writing-mode="page"/>
    </style:style>
    <style:style style:name="Tableau26.A" style:family="table-column">
      <style:table-column-properties style:column-width="6.348cm"/>
    </style:style>
    <style:style style:name="Tableau26.B" style:family="table-column">
      <style:table-column-properties style:column-width="10.16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6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7" style:family="table">
      <style:table-properties style:width="16.51cm" fo:margin-left="0.002cm" fo:margin-top="0cm" fo:margin-bottom="0cm" table:align="left" style:writing-mode="page"/>
    </style:style>
    <style:style style:name="Tableau27.A" style:family="table-column">
      <style:table-column-properties style:column-width="6.348cm"/>
    </style:style>
    <style:style style:name="Tableau27.B" style:family="table-column">
      <style:table-column-properties style:column-width="10.16cm"/>
    </style:style>
    <style:style style:name="Tableau27.1" style:family="table-row">
      <style:table-row-properties fo:keep-together="auto"/>
    </style:style>
    <style:style style:name="Tableau27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7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8" style:family="table">
      <style:table-properties style:width="16.51cm" fo:margin-left="0.002cm" fo:margin-top="0cm" fo:margin-bottom="0cm" table:align="left" style:writing-mode="page"/>
    </style:style>
    <style:style style:name="Tableau28.A" style:family="table-column">
      <style:table-column-properties style:column-width="6.348cm"/>
    </style:style>
    <style:style style:name="Tableau28.B" style:family="table-column">
      <style:table-column-properties style:column-width="10.16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8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29" style:family="table">
      <style:table-properties style:width="16.51cm" fo:margin-left="0.002cm" fo:margin-top="0cm" fo:margin-bottom="0cm" table:align="left" style:writing-mode="page"/>
    </style:style>
    <style:style style:name="Tableau29.A" style:family="table-column">
      <style:table-column-properties style:column-width="6.348cm"/>
    </style:style>
    <style:style style:name="Tableau29.B" style:family="table-column">
      <style:table-column-properties style:column-width="10.16cm"/>
    </style:style>
    <style:style style:name="Tableau29.1" style:family="table-row">
      <style:table-row-properties fo:keep-together="auto"/>
    </style:style>
    <style:style style:name="Tableau29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29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0" style:family="table">
      <style:table-properties style:width="16.51cm" fo:margin-left="0.002cm" fo:margin-top="0cm" fo:margin-bottom="0cm" table:align="left" style:writing-mode="page"/>
    </style:style>
    <style:style style:name="Tableau30.A" style:family="table-column">
      <style:table-column-properties style:column-width="6.348cm"/>
    </style:style>
    <style:style style:name="Tableau30.B" style:family="table-column">
      <style:table-column-properties style:column-width="10.16cm"/>
    </style:style>
    <style:style style:name="Tableau30.1" style:family="table-row">
      <style:table-row-properties fo:keep-together="auto"/>
    </style:style>
    <style:style style:name="Tableau30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30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Tableau31" style:family="table">
      <style:table-properties style:width="16.51cm" fo:margin-left="0.002cm" fo:margin-top="0cm" fo:margin-bottom="0cm" table:align="left" style:writing-mode="page"/>
    </style:style>
    <style:style style:name="Tableau31.A" style:family="table-column">
      <style:table-column-properties style:column-width="6.348cm"/>
    </style:style>
    <style:style style:name="Tableau31.B" style:family="table-column">
      <style:table-column-properties style:column-width="10.16cm"/>
    </style:style>
    <style:style style:name="Tableau31.1" style:family="table-row">
      <style:table-row-properties fo:keep-together="auto"/>
    </style:style>
    <style:style style:name="Tableau31.A1" style:family="table-cell">
      <style:table-cell-properties fo:background-color="#d6e4f0" fo:padding-left="0.212cm" fo:padding-right="0.212cm" fo:padding-top="0.141cm" fo:padding-bottom="0.141cm" fo:border="0.1pt solid #cccccc">
        <style:background-image/>
      </style:table-cell-properties>
    </style:style>
    <style:style style:name="Tableau31.A2" style:family="table-cell">
      <style:table-cell-properties fo:background-color="#ffffff" fo:padding-left="0.212cm" fo:padding-right="0.212cm" fo:padding-top="0.141cm" fo:padding-bottom="0.141cm" fo:border="0.1pt solid #cccccc">
        <style:background-image/>
      </style:table-cell-properties>
    </style:style>
    <style:style style:name="P1" style:family="paragraph" style:parent-style-name="Heading_20_1">
      <style:paragraph-properties fo:margin-top="0cm" fo:margin-bottom="0.176cm" style:contextual-spacing="false" fo:break-before="page"/>
    </style:style>
    <style:style style:name="P2" style:family="paragraph" style:parent-style-name="Heading_20_2">
      <style:paragraph-properties fo:margin-top="0.564cm" fo:margin-bottom="0.176cm" style:contextual-spacing="false"/>
    </style:style>
    <style:style style:name="P3" style:family="paragraph" style:parent-style-name="Heading_20_3">
      <style:paragraph-properties fo:margin-top="0.423cm" fo:margin-bottom="0.141cm" style:contextual-spacing="false"/>
    </style:style>
    <style:style style:name="P4" style:family="paragraph" style:parent-style-name="List_20_Paragraph" style:list-style-name="WWNum2">
      <style:paragraph-properties fo:margin-top="0cm" fo:margin-bottom="0.141cm" style:contextual-spacing="false"/>
    </style:style>
    <style:style style:name="P5" style:family="paragraph" style:parent-style-name="List_20_Paragraph" style:list-style-name="WWNum3">
      <style:paragraph-properties fo:margin-top="0cm" fo:margin-bottom="0.141cm" style:contextual-spacing="false"/>
    </style:style>
    <style:style style:name="P6" style:family="paragraph" style:parent-style-name="Standard">
      <style:paragraph-properties fo:margin-top="2.117cm" fo:margin-bottom="0.353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.282cm" fo:margin-bottom="0.282cm" style:contextual-spacing="false" fo:text-align="center" style:justify-single-word="false"/>
    </style:style>
    <style:style style:name="P9" style:family="paragraph" style:parent-style-name="Standard">
      <style:paragraph-properties fo:margin-top="0.282cm" fo:margin-bottom="1.411cm" style:contextual-spacing="false" fo:text-align="center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.282cm" style:contextual-spacing="false" fo:padding-left="0cm" fo:padding-right="0cm" fo:padding-top="0cm" fo:padding-bottom="0.035cm" fo:border-left="none" fo:border-right="none" fo:border-top="none" fo:border-bottom="0.99pt solid #2e75b6"/>
    </style:style>
    <style:style style:name="P12" style:family="paragraph" style:parent-style-name="Standard">
      <style:paragraph-properties fo:margin-top="0cm" fo:margin-bottom="0.212cm" style:contextual-spacing="false"/>
    </style:style>
    <style:style style:name="P13" style:family="paragraph" style:parent-style-name="Standard">
      <style:paragraph-properties fo:margin-top="0cm" fo:margin-bottom="0.141cm" style:contextual-spacing="false"/>
    </style:style>
    <style:style style:name="P14" style:family="paragraph" style:parent-style-name="Standard">
      <style:paragraph-properties fo:margin-left="0.847cm" fo:margin-top="0.141cm" fo:margin-bottom="0.212cm" style:contextual-spacing="false"/>
    </style:style>
    <style:style style:name="P15" style:family="paragraph" style:parent-style-name="Standard">
      <loext:graphic-properties draw:fill="solid" draw:fill-color="#f2f2f2"/>
      <style:paragraph-properties fo:margin-left="0.847cm" fo:margin-right="0.847cm" fo:margin-top="0.071cm" fo:margin-bottom="0.071cm" style:contextual-spacing="false" fo:background-color="#f2f2f2"/>
    </style:style>
    <style:style style:name="P16" style:family="paragraph" style:parent-style-name="Standard">
      <style:paragraph-properties fo:margin-top="0cm" fo:margin-bottom="0.706cm" style:contextual-spacing="false"/>
    </style:style>
    <style:style style:name="P17" style:family="paragraph" style:parent-style-name="Standard">
      <style:paragraph-properties fo:padding="0cm" fo:border-left="none" fo:border-right="none" fo:border-top="none" fo:border-bottom="0.51pt solid #cccccc"/>
    </style:style>
    <style:style style:name="T1" style:family="text">
      <style:text-properties fo:color="#1f4e79" loext:opacity="100%" style:font-name="Arial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2" style:family="text">
      <style:text-properties fo:color="#1f4e79" loext:opacity="100%" style:font-name="Arial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T3" style:family="text">
      <style:text-properties fo:color="#1f4e79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4" style:family="text">
      <style:text-properties fo:color="#2e75b6" loext:opacity="100%" style:font-name="Arial" fo:font-size="20pt" style:font-name-asian="Arial2" style:font-size-asian="20pt" style:font-name-complex="Arial2" style:font-size-complex="20pt"/>
    </style:style>
    <style:style style:name="T5" style:family="text">
      <style:text-properties fo:color="#2e75b6" loext:opacity="100%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6" style:family="text">
      <style:text-properties fo:color="#888888" loext:opacity="100%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7" style:family="text">
      <style:text-properties fo:color="#888888" loext:opacity="100%" style:font-name="Arial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8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  <style:style style:name="T9" style:family="text">
      <style:text-properties fo:color="#1a1a1a" loext:opacity="100%" style:font-name="Arial" fo:font-size="11pt" style:font-name-asian="Arial2" style:font-size-asian="11pt" style:font-name-complex="Arial2" style:font-size-complex="11pt"/>
    </style:style>
    <style:style style:name="T10" style:family="text">
      <style:text-properties fo:color="#1a1a1a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1" style:family="text">
      <style:text-properties fo:color="#1a1a1a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2" style:family="text">
      <style:text-properties fo:color="#1a1a1a" loext:opacity="100%"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13" style:family="text">
      <style:text-properties fo:color="#555555" loext:opacity="100%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14" style:family="text">
      <style:text-properties fo:color="#333333" loext:opacity="100%" style:font-name="Courier New" fo:font-size="9pt" style:font-name-asian="Courier New1" style:font-size-asian="9pt" style:font-name-complex="Courier New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YSTÈME DE PAPER TRADING</text:span></text:p>
      <text:p text:style-name="P7"><text:span text:style-name="T4">Spécification Système</text:span></text:p>
      <text:p text:style-name="P11"/>
      <text:p text:style-name="P8"><text:span text:style-name="T6">Version : 1.0 <text:s/>— <text:s/>Statut : Document de référence actif</text:span></text:p>
      <text:p text:style-name="P9"><text:span text:style-name="T9">Ce document est distinct du Protocole Analytique. Il définit l'architecture des données, les contrats d'interface, les règles de validation et la gouvernance du système.</text:span></text:p>
      <text:p text:style-name="Standard"/>
      <text:h text:style-name="P1" text:outline-level="1"><text:span text:style-name="T2">1. Objet du document</text:span></text:h>
      <text:p text:style-name="P11"/>
      <text:p text:style-name="P12"><text:span text:style-name="T9">Ce document constitue la spécification système du projet de paper trading sur marchés prédictifs. Il définit l'architecture des données, les contrats d'interface entre les sous-systèmes, les règles de validation et la gouvernance des objets structurés.</text:span></text:p>
      <text:p text:style-name="P13"/>
      <text:h text:style-name="P2" text:outline-level="2"><text:span text:style-name="T5">1.1 Périmètre</text:span></text:h>
      <text:list text:style-name="WWNum2">
        <text:list-item text:start-value="1">
          <text:p text:style-name="P4"><text:span text:style-name="T9">Architecture des objets de données</text:span></text:p>
        </text:list-item>
        <text:list-item>
          <text:p text:style-name="P4"><text:span text:style-name="T9">Contrats d'interface entre analyse et moteur</text:span></text:p>
        </text:list-item>
        <text:list-item>
          <text:p text:style-name="P4"><text:span text:style-name="T9">Règles de validation des payloads</text:span></text:p>
        </text:list-item>
        <text:list-item>
          <text:p text:style-name="P4"><text:span text:style-name="T9">Versionnement et traçabilité</text:span></text:p>
        </text:list-item>
        <text:list-item>
          <text:p text:style-name="P4"><text:span text:style-name="T9">Cycle de vie des marchés analysés</text:span></text:p>
        </text:list-item>
      </text:list>
      <text:p text:style-name="P13"/>
      <text:h text:style-name="P2" text:outline-level="2"><text:span text:style-name="T5">1.2 Distinction avec le Protocole Analytique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"><text:span text:style-name="T11">Document</text:span></text:p>
          </table:table-cell>
          <table:table-cell table:style-name="Tableau1.A1" office:value-type="string">
            <text:p text:style-name="Standard"><text:span text:style-name="T11">Contenu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12">Protocole Analytique</text:span></text:p>
          </table:table-cell>
          <table:table-cell table:style-name="Tableau1.A2" office:value-type="string">
            <text:p text:style-name="Standard"><text:span text:style-name="T12">Méthode intellectuelle — comment analyser, estimer, décider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12">Spécification Système (ce doc)</text:span></text:p>
          </table:table-cell>
          <table:table-cell table:style-name="Tableau1.A2" office:value-type="string">
            <text:p text:style-name="Standard"><text:span text:style-name="T12">Architecture technique — comment structurer, valider, stocker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12">Spécification Moteur (futur)</text:span></text:p>
          </table:table-cell>
          <table:table-cell table:style-name="Tableau1.A2" office:value-type="string">
            <text:p text:style-name="Standard"><text:span text:style-name="T12">Implémentation des calculs — formules, algorithmes, code</text:span></text:p>
          </table:table-cell>
        </table:table-row>
      </table:table>
      <text:p text:style-name="P13"/>
      <text:h text:style-name="P2" text:outline-level="2"><text:span text:style-name="T5">1.3 Public visé</text:span></text:h>
      <text:list text:continue-numbering="true" text:style-name="WWNum2">
        <text:list-item>
          <text:p text:style-name="P4"><text:span text:style-name="T9">L'utilisateur du système pour comprendre les contrats</text:span></text:p>
        </text:list-item>
        <text:list-item>
          <text:p text:style-name="P4"><text:span text:style-name="T9">Tout développeur futur chargé d'implémenter le moteur</text:span></text:p>
        </text:list-item>
        <text:list-item>
          <text:p text:style-name="P4"><text:span text:style-name="T9">L'auditeur du système en cas de revue</text:span></text:p>
        </text:list-item>
      </text:list>
      <text:p text:style-name="Standard"/>
      <text:h text:style-name="P1" text:outline-level="1"><text:span text:style-name="T2">2. Positionnement dans l'ensemble documentaire</text:span></text:h>
      <text:p text:style-name="P11"/>
      <text:p text:style-name="P12"><text:span text:style-name="T9">Le projet repose sur trois documents complémentaires, à ne jamais confondre.</text:span>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Standard"><text:span text:style-name="T11">Document</text:span></text:p>
          </table:table-cell>
          <table:table-cell table:style-name="Tableau2.A1" office:value-type="string">
            <text:p text:style-name="Standard"><text:span text:style-name="T11">Rôle</text:span></text:p>
          </table:table-cell>
          <table:table-cell table:style-name="Tableau2.A1" office:value-type="string">
            <text:p text:style-name="Standard"><text:span text:style-name="T11">Statut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2">Protocole Analytique</text:span></text:p>
          </table:table-cell>
          <table:table-cell table:style-name="Tableau2.A2" office:value-type="string">
            <text:p text:style-name="Standard"><text:span text:style-name="T12">Méthode de raisonnement et d'estimation</text:span></text:p>
          </table:table-cell>
          <table:table-cell table:style-name="Tableau2.A2" office:value-type="string">
            <text:p text:style-name="Standard"><text:span text:style-name="T12">Actif — V2.3+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2">Spécification Système (ce doc)</text:span></text:p>
          </table:table-cell>
          <table:table-cell table:style-name="Tableau2.A2" office:value-type="string">
            <text:p text:style-name="Standard"><text:span text:style-name="T12">Architecture des données et des objets</text:span></text:p>
          </table:table-cell>
          <table:table-cell table:style-name="Tableau2.A2" office:value-type="string">
            <text:p text:style-name="Standard"><text:span text:style-name="T12">Actif — V1.0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12">Spécification Moteur</text:span></text:p>
          </table:table-cell>
          <table:table-cell table:style-name="Tableau2.A2" office:value-type="string">
            <text:p text:style-name="Standard"><text:span text:style-name="T12">Formules de calcul et implémentation</text:span></text:p>
          </table:table-cell>
          <table:table-cell table:style-name="Tableau2.A2" office:value-type="string">
            <text:p text:style-name="Standard"><text:span text:style-name="T12">À créer</text:span></text:p>
          </table:table-cell>
        </table:table-row>
      </table:table>
      <text:p text:style-name="P13"/>
      <text:p text:style-name="P14"><text:span text:style-name="T13">ℹ <text:s/>Le code source ou l'implémentation Python/JS ne fait pas partie de ces documents — il doit en découler, pas les précéder.</text:span></text:p>
      <text:p text:style-name="Standard"/>
      <text:h text:style-name="P1" text:outline-level="1"><text:span text:style-name="T2">3. Vue d'ensemble de l'architecture</text:span></text:h>
      <text:p text:style-name="P11"/>
      <text:p text:style-name="P12"><text:span text:style-name="T9">Le système fonctionne selon un pipeline linéaire avec des boucles de révision.</text:span></text:p>
      <text:p text:style-name="P13"/>
      <text:h text:style-name="P2" text:outline-level="2"><text:span text:style-name="T5">3.1 Pipeline principal</text:span></text:h>
      <text:p text:style-name="P15"><text:span text:style-name="T14"><text:s text:c="2"/>[Utilisateur]</text:span></text:p>
      <text:p text:style-name="P15"><text:span text:style-name="T14"><text:s text:c="6"/>│</text:span></text:p>
      <text:p text:style-name="P15"><text:span text:style-name="T14"><text:s text:c="6"/>▼</text:span></text:p>
      <text:p text:style-name="P15"><text:span text:style-name="T14"><text:s text:c="2"/>market_request <text:s text:c="9"/>← soumission du marché</text:span></text:p>
      <text:p text:style-name="P15"><text:span text:style-name="T14"><text:s text:c="6"/>│</text:span></text:p>
      <text:p text:style-name="P15"><text:span text:style-name="T14"><text:s text:c="6"/>▼</text:span></text:p>
      <text:p text:style-name="P15"><text:span text:style-name="T14"><text:s text:c="2"/>[Conversation analytique]</text:span></text:p>
      <text:p text:style-name="P15"><text:span text:style-name="T14"><text:s text:c="6"/>│ <text:s/>recherche / structuration / facteurs / contradiction</text:span></text:p>
      <text:p text:style-name="P15"><text:span text:style-name="T14"><text:s text:c="6"/>▼</text:span></text:p>
      <text:p text:style-name="P15"><text:span text:style-name="T14"><text:s text:c="2"/>analysis_payload <text:s text:c="7"/>← objet structuré produit par l'IA</text:span></text:p>
      <text:p text:style-name="P15"><text:span text:style-name="T14"><text:s text:c="6"/>│</text:span></text:p>
      <text:p text:style-name="P15"><text:span text:style-name="T14"><text:s text:c="6"/>▼</text:span></text:p>
      <text:p text:style-name="P15"><text:span text:style-name="T14"><text:s text:c="2"/>[Validation de schéma]</text:span></text:p>
      <text:p text:style-name="P15"><text:span text:style-name="T14"><text:s text:c="6"/>│ <text:s/>champs obligatoires / enums / bornes</text:span></text:p>
      <text:p text:style-name="P15"><text:span text:style-name="T14"><text:s text:c="6"/>▼</text:span></text:p>
      <text:p text:style-name="P15"><text:span text:style-name="T14"><text:s text:c="2"/>[Moteur déterministe]</text:span></text:p>
      <text:p text:style-name="P15"><text:span text:style-name="T14"><text:s text:c="6"/>│ <text:s/>calculs / edge / décision</text:span></text:p>
      <text:p text:style-name="P15"><text:span text:style-name="T14"><text:s text:c="6"/>▼</text:span></text:p>
      <text:p text:style-name="P15"><text:span text:style-name="T14"><text:s text:c="2"/>engine_output <text:s text:c="10"/>← résultat calculé</text:span></text:p>
      <text:p text:style-name="P15"><text:span text:style-name="T14"><text:s text:c="6"/>│</text:span></text:p>
      <text:p text:style-name="P15"><text:span text:style-name="T14"><text:s text:c="6"/>├──── position paper ouverte ────────────────────────┐</text:span></text:p>
      <text:p text:style-name="P15"><text:span text:style-name="T14"><text:s text:c="6"/>│ <text:s text:c="51"/>│</text:span></text:p>
      <text:p text:style-name="P15"><text:span text:style-name="T14"><text:s text:c="6"/>│ <text:s text:c="4"/>[Événement nouveau] <text:s text:c="27"/>│</text:span></text:p>
      <text:p text:style-name="P15"><text:span text:style-name="T14"><text:s text:c="6"/>│ <text:s text:c="9"/>│ <text:s text:c="40"/>│</text:span></text:p>
      <text:p text:style-name="P15"><text:span text:style-name="T14"><text:s text:c="6"/>│ <text:s text:c="9"/>▼ <text:s text:c="40"/>│</text:span></text:p>
      <text:p text:style-name="P15"><text:span text:style-name="T14"><text:s text:c="6"/>│ <text:s text:c="4"/>market_event_update <text:s/>← log sans révision <text:s text:c="6"/>│</text:span></text:p>
      <text:p text:style-name="P15"><text:span text:style-name="T14"><text:s text:c="6"/>│ <text:s text:c="9"/>│ <text:s/>(si révision déclenchée) <text:s text:c="14"/>│</text:span></text:p>
      <text:p text:style-name="P15"><text:span text:style-name="T14"><text:s text:c="6"/>│ <text:s text:c="9"/>▼ <text:s text:c="40"/>│</text:span></text:p>
      <text:p text:style-name="P15"><text:span text:style-name="T14"><text:s text:c="6"/>│ <text:s text:c="4"/>revision_payload ─── moteur ─── engine_output <text:s/>│</text:span></text:p>
      <text:p text:style-name="P15"><text:span text:style-name="T14"><text:s text:c="6"/>│ <text:s text:c="51"/>│</text:span></text:p>
      <text:p text:style-name="P15"><text:span text:style-name="T14"><text:s text:c="6"/>└──── [Résolution du marché] ──────────────────────┘</text:span></text:p>
      <text:p text:style-name="P15"><text:span text:style-name="T14"><text:s text:c="17"/>│</text:span></text:p>
      <text:p text:style-name="P15"><text:span text:style-name="T14"><text:s text:c="17"/>▼</text:span></text:p>
      <text:p text:style-name="P15"><text:span text:style-name="T14"><text:s text:c="10"/>post_mortem_payload <text:s text:c="2"/>← apprentissage</text:span></text:p>
      <text:p text:style-name="P13"/>
      <text:h text:style-name="P2" text:outline-level="2"><text:span text:style-name="T5">3.2 Stockage</text:span></text:h>
      <text:list xml:id="list202728454994643" text:continue-numbering="true" text:style-name="WWNum2">
        <text:list-item>
          <text:p text:style-name="P4"><text:span text:style-name="T9">analysis_payload brut → immuable après production</text:span></text:p>
        </text:list-item>
        <text:list-item>
          <text:p text:style-name="P4"><text:span text:style-name="T9">engine_output → recalculable</text:span></text:p>
        </text:list-item>
        <text:list-item>
          <text:p text:style-name="P4"><text:span text:style-name="T9">market_event_update → log d'événements</text:span></text:p>
        </text:list-item>
        <text:list-item>
          <text:p text:style-name="P4"><text:span text:style-name="T9">revision_payload → historisé par version</text:span></text:p>
        </text:list-item>
        <text:list-item>
          <text:p text:style-name="P4"><text:soft-page-break/><text:span text:style-name="T9">post_mortem_payload → ajouté après résolution</text:span></text:p>
        </text:list-item>
      </text:list>
      <text:p text:style-name="Standard"/>
      <text:h text:style-name="P1" text:outline-level="1"><text:span text:style-name="T2">4. Principes d'architecture</text:span></text:h>
      <text:p text:style-name="P11"/>
      <text:h text:style-name="P2" text:outline-level="2"><text:span text:style-name="T5">4.1 Séparation analyse / moteur</text:span></text:h>
      <text:p text:style-name="P12"><text:span text:style-name="T9">La conversation pense. Le moteur calcule. Ces deux rôles ne doivent jamais être mélangés.</text:span></text:p>
      <text:p text:style-name="P13"/>
      <text:h text:style-name="P2" text:outline-level="2"><text:span text:style-name="T5">4.2 Déterminisme du moteur</text:span></text:h>
      <text:p text:style-name="P12"><text:span text:style-name="T9">À payload et configuration identiques, le moteur produit toujours le même résultat. Aucune ambiguïté d'interprétation ne doit exister dans le moteur.</text:span></text:p>
      <text:p text:style-name="P13"/>
      <text:h text:style-name="P2" text:outline-level="2"><text:span text:style-name="T5">4.3 Immutabilité des payloads analytiques</text:span></text:h>
      <text:p text:style-name="P12"><text:span text:style-name="T9">Un analysis_payload produit à une date donnée ne peut pas être silencieusement modifié. Toute correction doit être versionnée explicitement.</text:span></text:p>
      <text:p text:style-name="P13"/>
      <text:h text:style-name="P2" text:outline-level="2"><text:span text:style-name="T5">4.4 Validation stricte à l'entrée</text:span></text:h>
      <text:p text:style-name="P12"><text:span text:style-name="T9">Aucun objet entrant dans le moteur n'est accepté sans validation préalable. En cas d'invalidité, le moteur refuse le calcul et renvoie l'erreur.</text:span></text:p>
      <text:p text:style-name="P13"/>
      <text:h text:style-name="P2" text:outline-level="2"><text:span text:style-name="T5">4.5 Versionnement à plusieurs niveaux</text:span></text:h>
      <text:p text:style-name="P12"><text:span text:style-name="T9">Le protocole, le schéma, les paramètres et les analyses sont versionnés séparément. Une modification de paramètre ne constitue pas une modification de protocole.</text:span></text:p>
      <text:p text:style-name="P13"/>
      <text:h text:style-name="P2" text:outline-level="2"><text:span text:style-name="T5">4.6 Traçabilité complète</text:span></text:h>
      <text:p text:style-name="P12"><text:span text:style-name="T9">Chaque marché possède une chaîne d'identifiants permettant de relier le market_request initial au post_mortem final, en passant par toutes les révisions.</text:span></text:p>
      <text:p text:style-name="P13"/>
      <text:h text:style-name="P2" text:outline-level="2"><text:span text:style-name="T5">4.7 Normalisation des données</text:span></text:h>
      <text:p text:style-name="P12"><text:span text:style-name="T9">Tous les enums sont en anglais technique, en minuscules, sans accents. Tous les champs sont en snake_case. Ces conventions sont appliquées sans exception.</text:span></text:p>
      <text:p text:style-name="Standard"/>
      <text:h text:style-name="P1" text:outline-level="1"><text:span text:style-name="T2">5. Liste officielle des objets du système</text:span></text:h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1">Objet</text:span></text:p>
          </table:table-cell>
          <table:table-cell table:style-name="Tableau3.A1" office:value-type="string">
            <text:p text:style-name="Standard"><text:span text:style-name="T11">Producteur</text:span></text:p>
          </table:table-cell>
          <table:table-cell table:style-name="Tableau3.A1" office:value-type="string">
            <text:p text:style-name="Standard"><text:span text:style-name="T11">Consommateur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market_request</text:span></text:p>
          </table:table-cell>
          <table:table-cell table:style-name="Tableau3.A2" office:value-type="string">
            <text:p text:style-name="Standard"><text:span text:style-name="T12">Utilisateur</text:span></text:p>
          </table:table-cell>
          <table:table-cell table:style-name="Tableau3.A2" office:value-type="string">
            <text:p text:style-name="Standard"><text:span text:style-name="T12">Conversation analytique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analysis_payload</text:span></text:p>
          </table:table-cell>
          <table:table-cell table:style-name="Tableau3.A2" office:value-type="string">
            <text:p text:style-name="Standard"><text:span text:style-name="T12">Conversation (IA)</text:span></text:p>
          </table:table-cell>
          <table:table-cell table:style-name="Tableau3.A2" office:value-type="string">
            <text:p text:style-name="Standard"><text:span text:style-name="T12">Moteur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engine_output</text:span></text:p>
          </table:table-cell>
          <table:table-cell table:style-name="Tableau3.A2" office:value-type="string">
            <text:p text:style-name="Standard"><text:span text:style-name="T12">Moteur</text:span></text:p>
          </table:table-cell>
          <table:table-cell table:style-name="Tableau3.A2" office:value-type="string">
            <text:p text:style-name="Standard"><text:span text:style-name="T12">Utilisateur + stockage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market_event_update</text:span></text:p>
          </table:table-cell>
          <table:table-cell table:style-name="Tableau3.A2" office:value-type="string">
            <text:p text:style-name="Standard"><text:span text:style-name="T12">Utilisateur</text:span></text:p>
          </table:table-cell>
          <table:table-cell table:style-name="Tableau3.A2" office:value-type="string">
            <text:p text:style-name="Standard"><text:span text:style-name="T12">Décision de révision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revision_payload</text:span></text:p>
          </table:table-cell>
          <table:table-cell table:style-name="Tableau3.A2" office:value-type="string">
            <text:p text:style-name="Standard"><text:span text:style-name="T12">Conversation (IA)</text:span></text:p>
          </table:table-cell>
          <table:table-cell table:style-name="Tableau3.A2" office:value-type="string">
            <text:p text:style-name="Standard"><text:span text:style-name="T12">Moteur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post_mortem_payload</text:span></text:p>
          </table:table-cell>
          <table:table-cell table:style-name="Tableau3.A2" office:value-type="string">
            <text:p text:style-name="Standard"><text:span text:style-name="T12">Conversation (IA)</text:span></text:p>
          </table:table-cell>
          <table:table-cell table:style-name="Tableau3.A2" office:value-type="string">
            <text:p text:style-name="Standard"><text:span text:style-name="T12">Revue périodique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system_config</text:span></text:p>
          </table:table-cell>
          <table:table-cell table:style-name="Tableau3.A2" office:value-type="string">
            <text:p text:style-name="Standard"><text:span text:style-name="T12">Utilisateur / développeur</text:span></text:p>
          </table:table-cell>
          <table:table-cell table:style-name="Tableau3.A2" office:value-type="string">
            <text:p text:style-name="Standard"><text:span text:style-name="T12">Moteur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12">portfolio_state</text:span></text:p>
          </table:table-cell>
          <table:table-cell table:style-name="Tableau3.A2" office:value-type="string">
            <text:p text:style-name="Standard"><text:span text:style-name="T12">Moteur</text:span></text:p>
          </table:table-cell>
          <table:table-cell table:style-name="Tableau3.A2" office:value-type="string">
            <text:p text:style-name="Standard"><text:span text:style-name="T12">Utilisateur (optionnel)</text:span></text:p>
          </table:table-cell>
        </table:table-row>
      </table:table>
      <text:p text:style-name="P13"/>
      <text:p text:style-name="P14"><text:span text:style-name="T13">ℹ <text:s/>portfolio_state est optionnel en phase V1. Il devient recommandé si le suivi de bankroll est géré dynamiquement par le moteur.</text:span></text:p>
      <text:p text:style-name="Standard"/>
      <text:h text:style-name="P1" text:outline-level="1"><text:span text:style-name="T2">6. Cycle de vie d'un marché</text:span></text:h>
      <text:p text:style-name="P11"/>
      <text:h text:style-name="P2" text:outline-level="2"><text:span text:style-name="T5">6.1 Étapes chronologiques</text:span></text:h>
      <text:list xml:id="list852558731" text:style-name="WWNum3">
        <text:list-item text:start-value="1">
          <text:p text:style-name="P5"><text:span text:style-name="T9">Soumission du market_request par l'utilisateur</text:span></text:p>
        </text:list-item>
        <text:list-item>
          <text:p text:style-name="P5"><text:span text:style-name="T9">Génération de l'analysis_payload par la conversation</text:span></text:p>
        </text:list-item>
        <text:list-item>
          <text:p text:style-name="P5"><text:span text:style-name="T9">Validation du payload par le moteur</text:span></text:p>
        </text:list-item>
        <text:list-item>
          <text:p text:style-name="P5"><text:span text:style-name="T9">Calcul de l'engine_output (probabilité, edge, décision, sizing)</text:span></text:p>
        </text:list-item>
        <text:list-item>
          <text:p text:style-name="P5"><text:span text:style-name="T9">Suivi actif : enregistrement des market_event_update</text:span></text:p>
        </text:list-item>
        <text:list-item>
          <text:p text:style-name="P5"><text:span text:style-name="T9">Si révision déclenchée : production du revision_payload → recalcul moteur</text:span></text:p>
        </text:list-item>
        <text:list-item>
          <text:p text:style-name="P5"><text:span text:style-name="T9">Résolution du marché : production du post_mortem_payload</text:span></text:p>
        </text:list-item>
        <text:list-item>
          <text:p text:style-name="P5"><text:span text:style-name="T9">Intégration dans la revue périodique</text:span></text:p>
        </text:list-item>
      </text:list>
      <text:p text:style-name="P13"/>
      <text:h text:style-name="P2" text:outline-level="2"><text:span text:style-name="T5">6.2 Statuts de thèse</text:span></text:h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Standard"><text:span text:style-name="T11">Statut</text:span></text:p>
          </table:table-cell>
          <table:table-cell table:style-name="Tableau4.A1" office:value-type="string">
            <text:p text:style-name="Standard"><text:span text:style-name="T11">Signification</text:span></text:p>
          </table:table-cell>
        </table:table-row>
        <table:table-row table:style-name="Tableau4.1">
          <table:table-cell table:style-name="Tableau4.A2" office:value-type="string">
            <text:p text:style-name="Standard"><text:span text:style-name="T12">active</text:span></text:p>
          </table:table-cell>
          <table:table-cell table:style-name="Tableau4.A2" office:value-type="string">
            <text:p text:style-name="Standard"><text:span text:style-name="T12">Thèse valide, position ouverte</text:span></text:p>
          </table:table-cell>
        </table:table-row>
        <table:table-row table:style-name="Tableau4.1">
          <table:table-cell table:style-name="Tableau4.A2" office:value-type="string">
            <text:p text:style-name="Standard"><text:span text:style-name="T12">active_under_review</text:span></text:p>
          </table:table-cell>
          <table:table-cell table:style-name="Tableau4.A2" office:value-type="string">
            <text:p text:style-name="Standard"><text:span text:style-name="T12">Information nouvelle reçue, révision en cours</text:span></text:p>
          </table:table-cell>
        </table:table-row>
        <table:table-row table:style-name="Tableau4.1">
          <table:table-cell table:style-name="Tableau4.A2" office:value-type="string">
            <text:p text:style-name="Standard"><text:span text:style-name="T12">thesis_weakened</text:span></text:p>
          </table:table-cell>
          <table:table-cell table:style-name="Tableau4.A2" office:value-type="string">
            <text:p text:style-name="Standard"><text:span text:style-name="T12">Révision partielle — position maintenue avec vigilance</text:span></text:p>
          </table:table-cell>
        </table:table-row>
        <table:table-row table:style-name="Tableau4.1">
          <table:table-cell table:style-name="Tableau4.A2" office:value-type="string">
            <text:p text:style-name="Standard"><text:span text:style-name="T12">thesis_invalidated</text:span></text:p>
          </table:table-cell>
          <table:table-cell table:style-name="Tableau4.A2" office:value-type="string">
            <text:p text:style-name="Standard"><text:span text:style-name="T12">Thèse invalide — clôture recommandée</text:span></text:p>
          </table:table-cell>
        </table:table-row>
        <table:table-row table:style-name="Tableau4.1">
          <table:table-cell table:style-name="Tableau4.A2" office:value-type="string">
            <text:p text:style-name="Standard"><text:span text:style-name="T12">resolved</text:span></text:p>
          </table:table-cell>
          <table:table-cell table:style-name="Tableau4.A2" office:value-type="string">
            <text:p text:style-name="Standard"><text:span text:style-name="T12">Marché résolu — post-mortem obligatoire</text:span></text:p>
          </table:table-cell>
        </table:table-row>
      </table:table>
      <text:p text:style-name="Standard"/>
      <text:h text:style-name="P1" text:outline-level="1"><text:span text:style-name="T2">7. Règles globales de structure des données</text:span></text:h>
      <text:p text:style-name="P11"/>
      <text:h text:style-name="P2" text:outline-level="2"><text:span text:style-name="T5">7.1 Convention de nommage</text:span></text:h>
      <text:list text:continue-list="list202728454994643" text:style-name="WWNum2">
        <text:list-item>
          <text:p text:style-name="P4"><text:span text:style-name="T9">Tous les champs en snake_case</text:span></text:p>
        </text:list-item>
        <text:list-item>
          <text:p text:style-name="P4"><text:span text:style-name="T9">Langue des enums : anglais technique uniquement</text:span></text:p>
        </text:list-item>
        <text:list-item>
          <text:p text:style-name="P4"><text:span text:style-name="T9">Pas d'accents, pas de majuscules arbitraires dans les enums</text:span></text:p>
        </text:list-item>
      </text:list>
      <text:p text:style-name="P13"/>
      <text:h text:style-name="P2" text:outline-level="2"><text:span text:style-name="T5">7.2 Types primitifs</text:span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tandard"><text:span text:style-name="T11">Type</text:span></text:p>
          </table:table-cell>
          <table:table-cell table:style-name="Tableau5.A1" office:value-type="string">
            <text:p text:style-name="Standard"><text:span text:style-name="T11">Usage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12">string</text:span></text:p>
          </table:table-cell>
          <table:table-cell table:style-name="Tableau5.A2" office:value-type="string">
            <text:p text:style-name="Standard"><text:span text:style-name="T12">Texte, identifiants, enums, URLs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12">number</text:span></text:p>
          </table:table-cell>
          <table:table-cell table:style-name="Tableau5.A2" office:value-type="string">
            <text:p text:style-name="Standard"><text:span text:style-name="T12">Probabilités, scores, edges, tailles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12">boolean</text:span></text:p>
          </table:table-cell>
          <table:table-cell table:style-name="Tableau5.A2" office:value-type="string">
            <text:p text:style-name="Standard"><text:span text:style-name="T12">Flags binaires (ex: revision_triggered)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12">array</text:span></text:p>
          </table:table-cell>
          <table:table-cell table:style-name="Tableau5.A2" office:value-type="string">
            <text:p text:style-name="Standard"><text:span text:style-name="T12">Listes de facteurs, prérequis, raisons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12">object</text:span></text:p>
          </table:table-cell>
          <table:table-cell table:style-name="Tableau5.A2" office:value-type="string">
            <text:p text:style-name="Standard"><text:span text:style-name="T12">Sous-structures (ex: contradiction_forced)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12">null</text:span></text:p>
          </table:table-cell>
          <table:table-cell table:style-name="Tableau5.A2" office:value-type="string">
            <text:p text:style-name="Standard"><text:span text:style-name="T12">Autorisé uniquement pour les champs optionnels non renseignés</text:span></text:p>
          </table:table-cell>
        </table:table-row>
      </table:table>
      <text:p text:style-name="P13"/>
      <text:h text:style-name="P2" text:outline-level="2"><text:span text:style-name="T5">7.3 Format des dates</text:span></text:h>
      <text:list text:continue-numbering="true" text:style-name="WWNum2">
        <text:list-item>
          <text:p text:style-name="P4"><text:span text:style-name="T9">Format ISO 8601 obligatoire : YYYY-MM-DDTHH:MM:SSZ</text:span></text:p>
        </text:list-item>
        <text:list-item>
          <text:p text:style-name="P4"><text:span text:style-name="T9">Toujours en UTC</text:span></text:p>
        </text:list-item>
        <text:list-item>
          <text:p text:style-name="P4"><text:span text:style-name="T9">Exemple : 2025-06-15T14:30:00Z</text:span></text:p>
        </text:list-item>
      </text:list>
      <text:p text:style-name="P13"/>
      <text:h text:style-name="P2" text:outline-level="2"><text:span text:style-name="T5">7.4 Probabilités et scores</text:span></text:h>
      <text:list text:continue-numbering="true" text:style-name="WWNum2">
        <text:list-item>
          <text:p text:style-name="P4"><text:span text:style-name="T9">Probabilités : valeur décimale entre 0.01 et 0.99 (ex: 0.42)</text:span></text:p>
        </text:list-item>
        <text:list-item>
          <text:p text:style-name="P4"><text:span text:style-name="T9">Scores de facteurs : entier entre -2 et +2</text:span></text:p>
        </text:list-item>
        <text:list-item>
          <text:p text:style-name="P4"><text:span text:style-name="T9">Poids de facteurs : entier entre 1 et 3</text:span></text:p>
        </text:list-item>
        <text:list-item>
          <text:p text:style-name="P4"><text:span text:style-name="T9">Edges : valeur décimale signée (ex: 0.07 ou -0.03)</text:span></text:p>
        </text:list-item>
      </text:list>
      <text:p text:style-name="Standard"/>
      <text:h text:style-name="P1" text:outline-level="1"><text:span text:style-name="T2">8. Règles globales de versionnement</text:span></text:h>
      <text:p text:style-name="P1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tandard"><text:span text:style-name="T11">Version</text:span></text:p>
          </table:table-cell>
          <table:table-cell table:style-name="Tableau6.A1" office:value-type="string">
            <text:p text:style-name="Standard"><text:span text:style-name="T11">Ce qu'elle désigne</text:span></text:p>
          </table:table-cell>
        </table:table-row>
        <table:table-row table:style-name="Tableau6.1">
          <table:table-cell table:style-name="Tableau6.A2" office:value-type="string">
            <text:p text:style-name="Standard"><text:span text:style-name="T12">protocol_version</text:span></text:p>
          </table:table-cell>
          <table:table-cell table:style-name="Tableau6.A2" office:value-type="string">
            <text:p text:style-name="Standard"><text:span text:style-name="T12">Version de la méthode analytique globale (ex: 2.3)</text:span></text:p>
          </table:table-cell>
        </table:table-row>
        <table:table-row table:style-name="Tableau6.1">
          <table:table-cell table:style-name="Tableau6.A2" office:value-type="string">
            <text:p text:style-name="Standard"><text:span text:style-name="T12">schema_version</text:span></text:p>
          </table:table-cell>
          <table:table-cell table:style-name="Tableau6.A2" office:value-type="string">
            <text:p text:style-name="Standard"><text:span text:style-name="T12">Version du schéma JSON des objets (ex: 1.0)</text:span></text:p>
          </table:table-cell>
        </table:table-row>
        <table:table-row table:style-name="Tableau6.1">
          <table:table-cell table:style-name="Tableau6.A2" office:value-type="string">
            <text:p text:style-name="Standard"><text:span text:style-name="T12">parameters_version</text:span></text:p>
          </table:table-cell>
          <table:table-cell table:style-name="Tableau6.A2" office:value-type="string">
            <text:p text:style-name="Standard"><text:span text:style-name="T12">Version des coefficients et seuils du moteur (ex: 1.0)</text:span></text:p>
          </table:table-cell>
        </table:table-row>
        <table:table-row table:style-name="Tableau6.1">
          <table:table-cell table:style-name="Tableau6.A2" office:value-type="string">
            <text:p text:style-name="Standard"><text:span text:style-name="T12">analysis_version</text:span></text:p>
          </table:table-cell>
          <table:table-cell table:style-name="Tableau6.A2" office:value-type="string">
            <text:p text:style-name="Standard"><text:span text:style-name="T12">Version d'une analyse spécifique sur un marché (ex: A1, A2)</text:span></text:p>
          </table:table-cell>
        </table:table-row>
      </table:table>
      <text:p text:style-name="P13"/>
      <text:p text:style-name="P12"><text:span text:style-name="T9">Ces quatre niveaux sont indépendants. Une modification de parameters_version ne constitue pas une modification de protocol_version.</text:span></text:p>
      <text:p text:style-name="P13"/>
      <text:h text:style-name="P2" text:outline-level="2"><text:span text:style-name="T5">8.1 Champs obligatoires</text:span></text:h>
      <text:list text:continue-numbering="true" text:style-name="WWNum2">
        <text:list-item>
          <text:p text:style-name="P4"><text:span text:style-name="T9">protocol_version : obligatoire dans tout analysis_payload</text:span></text:p>
        </text:list-item>
        <text:list-item>
          <text:p text:style-name="P4"><text:span text:style-name="T9">schema_version : obligatoire dans tout objet structuré</text:span></text:p>
        </text:list-item>
        <text:list-item>
          <text:p text:style-name="P4"><text:span text:style-name="T9">parameters_version : obligatoire dans tout engine_output</text:span></text:p>
        </text:list-item>
        <text:list-item>
          <text:p text:style-name="P4"><text:span text:style-name="T9">analysis_version : obligatoire dans tout analysis_payload et revision_payload</text:span></text:p>
        </text:list-item>
      </text:list>
      <text:p text:style-name="Standard"/>
      <text:h text:style-name="P1" text:outline-level="1"><text:span text:style-name="T2">9. Règles globales d'identifiants</text:span></text:h>
      <text:p text:style-name="P11"/>
      <text:h text:style-name="P2" text:outline-level="2"><text:span text:style-name="T5">9.1 Liste des identifiants</text:span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Standard"><text:span text:style-name="T11">Identifiant</text:span></text:p>
          </table:table-cell>
          <table:table-cell table:style-name="Tableau7.A1" office:value-type="string">
            <text:p text:style-name="Standard"><text:span text:style-name="T11">Rôle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2">market_id</text:span></text:p>
          </table:table-cell>
          <table:table-cell table:style-name="Tableau7.A2" office:value-type="string">
            <text:p text:style-name="Standard"><text:span text:style-name="T12">Identifie le marché source (stable, externe ou local)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2">thesis_id</text:span></text:p>
          </table:table-cell>
          <table:table-cell table:style-name="Tableau7.A2" office:value-type="string">
            <text:p text:style-name="Standard"><text:span text:style-name="T12">Identifie la thèse analytique active sur ce marché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2">analysis_id</text:span></text:p>
          </table:table-cell>
          <table:table-cell table:style-name="Tableau7.A2" office:value-type="string">
            <text:p text:style-name="Standard"><text:span text:style-name="T12">Identifie une version d'analyse à un instant donné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2">revision_id</text:span></text:p>
          </table:table-cell>
          <table:table-cell table:style-name="Tableau7.A2" office:value-type="string">
            <text:p text:style-name="Standard"><text:span text:style-name="T12">Identifie une révision formelle d'une thèse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2">post_mortem_id</text:span></text:p>
          </table:table-cell>
          <table:table-cell table:style-name="Tableau7.A2" office:value-type="string">
            <text:p text:style-name="Standard"><text:span text:style-name="T12">Identifie le retour final après résolution</text:span></text:p>
          </table:table-cell>
        </table:table-row>
      </table:table>
      <text:p text:style-name="P13"/>
      <text:h text:style-name="P2" text:outline-level="2"><text:span text:style-name="T5">9.2 Relation entre identifiants</text:span></text:h>
      <text:p text:style-name="P12"><text:span text:style-name="T9">Un market_id peut être associé à un ou plusieurs thesis_id (si la thèse est fondamentalement reconsidérée). En pratique, un seul thesis_id est actif à la fois par marché.</text:span></text:p>
      <text:p text:style-name="P12"><text:span text:style-name="T9">Une thèse génère un analysis_id initial, puis des revision_id numérotés (R1, R2…) sans écraser l'historique.</text:span></text:p>
      <text:p text:style-name="P12"><text:span text:style-name="T9">Le post_mortem_id se rattache au thesis_id et au market_id correspondant.</text:span></text:p>
      <text:p text:style-name="P13"/>
      <text:h text:style-name="P2" text:outline-level="2"><text:span text:style-name="T5">9.3 Format recommandé</text:span></text:h>
      <text:p text:style-name="P15"><text:span text:style-name="T14"><text:s text:c="2"/>market_id <text:s text:c="5"/>: MKT-042</text:span></text:p>
      <text:p text:style-name="P15"><text:span text:style-name="T14"><text:s text:c="2"/>thesis_id <text:s text:c="5"/>: MKT-042-TH1</text:span></text:p>
      <text:p text:style-name="P15"><text:span text:style-name="T14"><text:s text:c="2"/>analysis_id <text:s text:c="3"/>: MKT-042-TH1-A1</text:span></text:p>
      <text:p text:style-name="P15"><text:span text:style-name="T14"><text:s text:c="2"/>revision_id <text:s text:c="3"/>: MKT-042-TH1-R1</text:span></text:p>
      <text:p text:style-name="P15"><text:span text:style-name="T14"><text:s text:c="2"/>post_mortem_id : MKT-042-TH1-PM</text:span></text:p>
      <text:p text:style-name="P13"/>
      <text:h text:style-name="P2" text:outline-level="2"><text:span text:style-name="T5">9.4 Révision fondamentale de thèse</text:span></text:h>
      <text:p text:style-name="P12"><text:span text:style-name="T9">Si une révision implique un changement de classe de référence, de base rate, ou de cadre causal complet, elle crée un nouveau thesis_id (TH2) et archive le précédent. Ce cas doit rester exceptionnel.</text:span></text:p>
      <text:p text:style-name="Standard"/>
      <text:h text:style-name="P1" text:outline-level="1"><text:span text:style-name="T2">10. Règles globales de validation</text:span></text:h>
      <text:p text:style-name="P11"/>
      <text:h text:style-name="P2" text:outline-level="2"><text:span text:style-name="T5">10.1 Niveaux de validation</text:span></text:h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<text:span text:style-name="T11">Niveau</text:span></text:p>
          </table:table-cell>
          <table:table-cell table:style-name="Tableau8.A1" office:value-type="string">
            <text:p text:style-name="Standard"><text:span text:style-name="T11">Comportement si absent ou invalide</text:span></text:p>
          </table:table-cell>
        </table:table-row>
        <table:table-row table:style-name="Tableau8.1">
          <table:table-cell table:style-name="Tableau8.A2" office:value-type="string">
            <text:p text:style-name="Standard"><text:span text:style-name="T12">Champ bloquant</text:span></text:p>
          </table:table-cell>
          <table:table-cell table:style-name="Tableau8.A2" office:value-type="string">
            <text:p text:style-name="Standard"><text:span text:style-name="T12">Refus immédiat du calcul — erreur renvoyée</text:span></text:p>
          </table:table-cell>
        </table:table-row>
        <table:table-row table:style-name="Tableau8.1">
          <table:table-cell table:style-name="Tableau8.A2" office:value-type="string">
            <text:p text:style-name="Standard"><text:span text:style-name="T12">Champ dégradant</text:span></text:p>
          </table:table-cell>
          <table:table-cell table:style-name="Tableau8.A2" office:value-type="string">
            <text:p text:style-name="Standard"><text:span text:style-name="T12">Warning + pénalité automatique sur confidence_overall</text:span></text:p>
          </table:table-cell>
        </table:table-row>
        <table:table-row table:style-name="Tableau8.1">
          <table:table-cell table:style-name="Tableau8.A2" office:value-type="string">
            <text:p text:style-name="Standard"><text:span text:style-name="T12">Champ informationnel</text:span></text:p>
          </table:table-cell>
          <table:table-cell table:style-name="Tableau8.A2" office:value-type="string">
            <text:p text:style-name="Standard"><text:span text:style-name="T12">Warning uniquement — calcul poursuivi</text:span></text:p>
          </table:table-cell>
        </table:table-row>
      </table:table>
      <text:p text:style-name="P13"/>
      <text:h text:style-name="P2" text:outline-level="2"><text:span text:style-name="T5">10.2 Champs bloquants (exemples)</text:span></text:h>
      <text:list text:continue-numbering="true" text:style-name="WWNum2">
        <text:list-item>
          <text:p text:style-name="P4"><text:span text:style-name="T9">base_rate absent ou hors bornes [0.01, 0.99]</text:span></text:p>
        </text:list-item>
        <text:list-item>
          <text:p text:style-name="P4"><text:span text:style-name="T9">factor_list vide ou malformée</text:span></text:p>
        </text:list-item>
        <text:list-item>
          <text:p text:style-name="P4"><text:span text:style-name="T9">market_probability_yes absent</text:span></text:p>
        </text:list-item>
        <text:list-item>
          <text:p text:style-name="P4"><text:span text:style-name="T9">contradiction_forced absent</text:span></text:p>
        </text:list-item>
        <text:list-item>
          <text:p text:style-name="P4"><text:span text:style-name="T9">resolution_date absente ou invalide</text:span></text:p>
        </text:list-item>
      </text:list>
      <text:p text:style-name="P13"/>
      <text:h text:style-name="P2" text:outline-level="2"><text:span text:style-name="T5">10.3 Champs dégradants (exemples)</text:span></text:h>
      <text:list text:continue-numbering="true" text:style-name="WWNum2">
        <text:list-item>
          <text:p text:style-name="P4"><text:span text:style-name="T9">base_rate_reference_class absent → warning + dégradation de la confiance</text:span></text:p>
        </text:list-item>
        <text:list-item>
          <text:p text:style-name="P4"><text:span text:style-name="T9">factor_comment absent sur un facteur de poids 3</text:span></text:p>
        </text:list-item>
        <text:list-item>
          <text:p text:style-name="P4"><text:span text:style-name="T9">thesis_invalidation_trigger absent dans contradiction_forced</text:span></text:p>
        </text:list-item>
      </text:list>
      <text:p text:style-name="P13"/>
      <text:h text:style-name="P2" text:outline-level="2"><text:span text:style-name="T5">10.4 Champs informationnels (exemples)</text:span></text:h>
      <text:list text:continue-numbering="true" text:style-name="WWNum2">
        <text:list-item>
          <text:p text:style-name="P4"><text:span text:style-name="T9">base_rate_comment absent</text:span></text:p>
        </text:list-item>
        <text:list-item>
          <text:p text:style-name="P4"><text:span text:style-name="T9">market_url absent</text:span></text:p>
        </text:list-item>
        <text:list-item>
          <text:p text:style-name="P4"><text:span text:style-name="T9">research_notes absent</text:span></text:p>
        </text:list-item>
      </text:list>
      <text:p text:style-name="P13"/>
      <text:h text:style-name="P2" text:outline-level="2"><text:span text:style-name="T5">10.5 Comportement en cas d'erreur bloquante</text:span></text:h>
      <text:list text:continue-numbering="true" text:style-name="WWNum2">
        <text:list-item>
          <text:p text:style-name="P4"><text:span text:style-name="T9">Le moteur refuse le calcul</text:span></text:p>
        </text:list-item>
        <text:list-item>
          <text:p text:style-name="P4"><text:span text:style-name="T9">L'erreur est renvoyée avec le nom du champ manquant et la règle violée</text:span></text:p>
        </text:list-item>
        <text:list-item>
          <text:p text:style-name="P4"><text:span text:style-name="T9">Aucun calcul partiel n'est produit</text:span></text:p>
        </text:list-item>
        <text:list-item>
          <text:p text:style-name="P4"><text:span text:style-name="T9">Aucune correction silencieuse n'est appliquée</text:span></text:p>
        </text:list-item>
      </text:list>
      <text:p text:style-name="Standard"/>
      <text:h text:style-name="P1" text:outline-level="1"><text:span text:style-name="T2">11. Règle de fraîcheur des snapshots de marché</text:span></text:h>
      <text:p text:style-name="P11"/>
      <text:p text:style-name="P12"><text:span text:style-name="T9">Un edge calculé sur un prix périmé est un edge fictif. Le moteur doit contrôler la fraîcheur du snapshot avant tout calcul.</text:span></text:p>
      <text:p text:style-name="P13"/>
      <text:h text:style-name="P2" text:outline-level="2"><text:span text:style-name="T5">11.1 Champ obligatoire</text:span></text:h>
      <text:p text:style-name="P12"><text:span text:style-name="T9">market_snapshot_time est obligatoire dans tout market_request.</text:span></text:p>
      <text:p text:style-name="P13"/>
      <text:h text:style-name="P2" text:outline-level="2"><text:span text:style-name="T5">11.2 Seuil de péremption</text:span></text:h>
      <text:p text:style-name="P12"><text:span text:style-name="T9">Le seuil par défaut est de 4 heures. Ce seuil est configurable dans system_config (snapshot_max_age_hours).</text:span></text:p>
      <text:p text:style-name="P13"/>
      <text:h text:style-name="P2" text:outline-level="2"><text:span text:style-name="T5">11.3 Comportement si snapshot périmé</text:span></text:h>
      <text:list text:continue-numbering="true" text:style-name="WWNum2">
        <text:list-item>
          <text:p text:style-name="P4"><text:span text:style-name="T9">Le moteur émet un avertissement de péremption</text:span></text:p>
        </text:list-item>
        <text:list-item>
          <text:p text:style-name="P4"><text:span text:style-name="T9">Il exige une confirmation ou un rafraîchissement du prix</text:span></text:p>
        </text:list-item>
        <text:list-item>
          <text:p text:style-name="P4"><text:span text:style-name="T9">Il refuse le calcul tant que la confirmation n'est pas fournie</text:span></text:p>
        </text:list-item>
      </text:list>
      <text:p text:style-name="P14"><text:span text:style-name="T13">ℹ <text:s/>Sur des marchés très liquides ou en période d'événement rapide, réduire ce seuil à 1 heure via system_config.</text:span></text:p>
      <text:p text:style-name="Standard"/>
      <text:h text:style-name="P1" text:outline-level="1"><text:span text:style-name="T2">12. Spécification de market_request</text:span></text:h>
      <text:p text:style-name="P11"/>
      <text:p text:style-name="P12"><text:span text:style-name="T9">Objet d'entrée initiale. Fourni par l'utilisateur. Ne contient ni analyse ni décision.</text:span></text:p>
      <text:p text:style-name="P13"/>
      <text:h text:style-name="P2" text:outline-level="2"><text:span text:style-name="T5">12.1 Champs obligatoires</text:span>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Standard"><text:span text:style-name="T11">Champ</text:span></text:p>
          </table:table-cell>
          <table:table-cell table:style-name="Tableau9.A1" office:value-type="string">
            <text:p text:style-name="Standard"><text:span text:style-name="T11">Type / Contrainte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market_id</text:span></text:p>
          </table:table-cell>
          <table:table-cell table:style-name="Tableau9.A2" office:value-type="string">
            <text:p text:style-name="Standard"><text:span text:style-name="T12">string — identifiant unique local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market_title</text:span></text:p>
          </table:table-cell>
          <table:table-cell table:style-name="Tableau9.A2" office:value-type="string">
            <text:p text:style-name="Standard"><text:span text:style-name="T12">string — titre exact du marché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platform</text:span></text:p>
          </table:table-cell>
          <table:table-cell table:style-name="Tableau9.A2" office:value-type="string">
            <text:p text:style-name="Standard"><text:span text:style-name="T12">string — ex: polymarket, metaculus, manifold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market_probability_yes</text:span></text:p>
          </table:table-cell>
          <table:table-cell table:style-name="Tableau9.A2" office:value-type="string">
            <text:p text:style-name="Standard"><text:span text:style-name="T12">number [0.01, 0.99]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price_yes</text:span></text:p>
          </table:table-cell>
          <table:table-cell table:style-name="Tableau9.A2" office:value-type="string">
            <text:p text:style-name="Standard"><text:span text:style-name="T12">number [0.01, 0.99] — peut être identique à market_probability_yes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resolution_date</text:span></text:p>
          </table:table-cell>
          <table:table-cell table:style-name="Tableau9.A2" office:value-type="string">
            <text:p text:style-name="Standard"><text:span text:style-name="T12">string ISO 8601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market_snapshot_time</text:span></text:p>
          </table:table-cell>
          <table:table-cell table:style-name="Tableau9.A2" office:value-type="string">
            <text:p text:style-name="Standard"><text:span text:style-name="T12">string ISO 8601 — obligatoire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category</text:span></text:p>
          </table:table-cell>
          <table:table-cell table:style-name="Tableau9.A2" office:value-type="string">
            <text:p text:style-name="Standard"><text:span text:style-name="T12">enum — voir section 12.3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2">schema_version</text:span></text:p>
          </table:table-cell>
          <table:table-cell table:style-name="Tableau9.A2" office:value-type="string">
            <text:p text:style-name="Standard"><text:span text:style-name="T12">string</text:span></text:p>
          </table:table-cell>
        </table:table-row>
      </table:table>
      <text:p text:style-name="P13"/>
      <text:h text:style-name="P2" text:outline-level="2"><text:span text:style-name="T5">12.2 Champs optionnels</text:span></text:h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Standard"><text:span text:style-name="T11">Champ</text:span></text:p>
          </table:table-cell>
          <table:table-cell table:style-name="Tableau10.A1" office:value-type="string">
            <text:p text:style-name="Standard"><text:span text:style-name="T11">Remarque</text:span></text:p>
          </table:table-cell>
        </table:table-row>
        <table:table-row table:style-name="Tableau10.1">
          <table:table-cell table:style-name="Tableau10.A2" office:value-type="string">
            <text:p text:style-name="Standard"><text:span text:style-name="T12">price_no</text:span></text:p>
          </table:table-cell>
          <table:table-cell table:style-name="Tableau10.A2" office:value-type="string">
            <text:p text:style-name="Standard"><text:span text:style-name="T12">Si disponible séparément</text:span></text:p>
          </table:table-cell>
        </table:table-row>
        <table:table-row table:style-name="Tableau10.1">
          <table:table-cell table:style-name="Tableau10.A2" office:value-type="string">
            <text:p text:style-name="Standard"><text:span text:style-name="T12">market_probability_no</text:span></text:p>
          </table:table-cell>
          <table:table-cell table:style-name="Tableau10.A2" office:value-type="string">
            <text:p text:style-name="Standard"><text:span text:style-name="T12">Calculable : 1 - market_probability_yes</text:span></text:p>
          </table:table-cell>
        </table:table-row>
        <table:table-row table:style-name="Tableau10.1">
          <table:table-cell table:style-name="Tableau10.A2" office:value-type="string">
            <text:p text:style-name="Standard"><text:span text:style-name="T12">market_url</text:span></text:p>
          </table:table-cell>
          <table:table-cell table:style-name="Tableau10.A2" office:value-type="string">
            <text:p text:style-name="Standard"><text:span text:style-name="T12">URL source ou référence</text:span></text:p>
          </table:table-cell>
        </table:table-row>
        <table:table-row table:style-name="Tableau10.1">
          <table:table-cell table:style-name="Tableau10.A2" office:value-type="string">
            <text:p text:style-name="Standard"><text:span text:style-name="T12">market_volume</text:span></text:p>
          </table:table-cell>
          <table:table-cell table:style-name="Tableau10.A2" office:value-type="string">
            <text:p text:style-name="Standard"><text:span text:style-name="T12">Volume observé au moment du snapshot</text:span></text:p>
          </table:table-cell>
        </table:table-row>
        <table:table-row table:style-name="Tableau10.1">
          <table:table-cell table:style-name="Tableau10.A2" office:value-type="string">
            <text:p text:style-name="Standard"><text:span text:style-name="T12">notes</text:span></text:p>
          </table:table-cell>
          <table:table-cell table:style-name="Tableau10.A2" office:value-type="string">
            <text:p text:style-name="Standard"><text:span text:style-name="T12">Remarque libre de l'utilisateur</text:span></text:p>
          </table:table-cell>
        </table:table-row>
      </table:table>
      <text:p text:style-name="P13"/>
      <text:h text:style-name="P2" text:outline-level="2"><text:span text:style-name="T5">12.3 Enum category</text:span></text:h>
      <text:list text:continue-numbering="true" text:style-name="WWNum2">
        <text:list-item>
          <text:p text:style-name="P4"><text:span text:style-name="T9">electoral_politics</text:span></text:p>
        </text:list-item>
        <text:list-item>
          <text:p text:style-name="P4"><text:span text:style-name="T9">geopolitics</text:span></text:p>
        </text:list-item>
        <text:list-item>
          <text:p text:style-name="P4"><text:span text:style-name="T9">macroeconomics</text:span></text:p>
        </text:list-item>
        <text:list-item>
          <text:p text:style-name="P4"><text:span text:style-name="T9">institutions_justice</text:span></text:p>
        </text:list-item>
        <text:list-item>
          <text:p text:style-name="P4"><text:span text:style-name="T9">tech_companies</text:span></text:p>
        </text:list-item>
        <text:list-item>
          <text:p text:style-name="P4"><text:span text:style-name="T9">other</text:span></text:p>
        </text:list-item>
      </text:list>
      <text:p text:style-name="P13"><text:soft-page-break/></text:p>
      <text:h text:style-name="P2" text:outline-level="2"><text:span text:style-name="T5">12.4 Exemple JSON</text:span></text:h>
      <text:p text:style-name="P15"><text:span text:style-name="T14">{</text:span></text:p>
      <text:p text:style-name="P15"><text:span text:style-name="T14"><text:s text:c="2"/>"market_id": "MKT-042",</text:span></text:p>
      <text:p text:style-name="P15"><text:span text:style-name="T14"><text:s text:c="2"/>"market_title": "Will X happen before Y date?",</text:span></text:p>
      <text:p text:style-name="P15"><text:span text:style-name="T14"><text:s text:c="2"/>"platform": "polymarket",</text:span></text:p>
      <text:p text:style-name="P15"><text:span text:style-name="T14"><text:s text:c="2"/>"market_probability_yes": 0.35,</text:span></text:p>
      <text:p text:style-name="P15"><text:span text:style-name="T14"><text:s text:c="2"/>"price_yes": 0.35,</text:span></text:p>
      <text:p text:style-name="P15"><text:span text:style-name="T14"><text:s text:c="2"/>"resolution_date": "2025-09-30T00:00:00Z",</text:span></text:p>
      <text:p text:style-name="P15"><text:span text:style-name="T14"><text:s text:c="2"/>"market_snapshot_time": "2025-06-01T10:15:00Z",</text:span></text:p>
      <text:p text:style-name="P15"><text:span text:style-name="T14"><text:s text:c="2"/>"category": "geopolitics",</text:span></text:p>
      <text:p text:style-name="P15"><text:span text:style-name="T14"><text:s text:c="2"/>"schema_version": "1.0"</text:span></text:p>
      <text:p text:style-name="P15"><text:span text:style-name="T14">}</text:span></text:p>
      <text:p text:style-name="Standard"/>
      <text:h text:style-name="P1" text:outline-level="1"><text:span text:style-name="T2">13. Spécification de analysis_payload</text:span></text:h>
      <text:p text:style-name="P11"/>
      <text:p text:style-name="P12"><text:span text:style-name="T9">Objet central produit par la conversation analytique. Il contient tous les éléments nécessaires au moteur pour appliquer les règles du protocole.</text:span></text:p>
      <text:p text:style-name="P14"><text:span text:style-name="T13">ℹ <text:s/>Un bloc narratif libre ne remplace pas une structure exploitable. Les éléments critiques doivent être présents sous forme structurée.</text:span></text:p>
      <text:p text:style-name="P13"/>
      <text:h text:style-name="P2" text:outline-level="2"><text:span text:style-name="T5">13.1 Structure générale</text:span></text:h>
      <text:p text:style-name="P15"><text:span text:style-name="T14">{</text:span></text:p>
      <text:p text:style-name="P15"><text:span text:style-name="T14"><text:s text:c="2"/>"market_id": "...",</text:span></text:p>
      <text:p text:style-name="P15"><text:span text:style-name="T14"><text:s text:c="2"/>"thesis_id": "...",</text:span></text:p>
      <text:p text:style-name="P15"><text:span text:style-name="T14"><text:s text:c="2"/>"analysis_id": "...",</text:span></text:p>
      <text:p text:style-name="P15"><text:span text:style-name="T14"><text:s text:c="2"/>"analysis_timestamp": "...",</text:span></text:p>
      <text:p text:style-name="P15"><text:span text:style-name="T14"><text:s text:c="2"/>"protocol_version": "2.3",</text:span></text:p>
      <text:p text:style-name="P15"><text:span text:style-name="T14"><text:s text:c="2"/>"schema_version": "1.0",</text:span></text:p>
      <text:p text:style-name="P15"><text:span text:style-name="T14"><text:s text:c="2"/>"analysis_version": "A1",</text:span></text:p>
      <text:p text:style-name="P15"><text:span text:style-name="T14"><text:s text:c="2"/>"screening": { ... },</text:span></text:p>
      <text:p text:style-name="P15"><text:span text:style-name="T14"><text:s text:c="2"/>"base_rate": { ... },</text:span></text:p>
      <text:p text:style-name="P15"><text:span text:style-name="T14"><text:s text:c="2"/>"prerequisites": { ... },</text:span></text:p>
      <text:p text:style-name="P15"><text:span text:style-name="T14"><text:s text:c="2"/>"factor_list": [ ... ],</text:span></text:p>
      <text:p text:style-name="P15"><text:span text:style-name="T14"><text:s text:c="2"/>"confidence": { ... },</text:span></text:p>
      <text:p text:style-name="P15"><text:span text:style-name="T14"><text:s text:c="2"/>"ambiguity": { ... },</text:span></text:p>
      <text:p text:style-name="P15"><text:span text:style-name="T14"><text:s text:c="2"/>"contradiction_forced": { ... },</text:span></text:p>
      <text:p text:style-name="P15"><text:span text:style-name="T14"><text:s text:c="2"/>"research_notes": { ... }</text:span></text:p>
      <text:p text:style-name="P15"><text:span text:style-name="T14">}</text:span></text:p>
      <text:p text:style-name="P13"/>
      <text:h text:style-name="P3" text:outline-level="3"><text:span text:style-name="T3">13.2 screening</text:span>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Standard"><text:span text:style-name="T11">Champ</text:span></text:p>
          </table:table-cell>
          <table:table-cell table:style-name="Tableau11.A1" office:value-type="string">
            <text:p text:style-name="Standard"><text:span text:style-name="T11">Type / Valeur</text:span></text:p>
          </table:table-cell>
        </table:table-row>
        <table:table-row table:style-name="Tableau11.1">
          <table:table-cell table:style-name="Tableau11.A2" office:value-type="string">
            <text:p text:style-name="Standard"><text:span text:style-name="T12">screening_status</text:span></text:p>
          </table:table-cell>
          <table:table-cell table:style-name="Tableau11.A2" office:value-type="string">
            <text:p text:style-name="Standard"><text:span text:style-name="T12">enum : admissible / conditional / rejected</text:span></text:p>
          </table:table-cell>
        </table:table-row>
        <table:table-row table:style-name="Tableau11.1">
          <table:table-cell table:style-name="Tableau11.A2" office:value-type="string">
            <text:p text:style-name="Standard"><text:span text:style-name="T12">event_clarity</text:span></text:p>
          </table:table-cell>
          <table:table-cell table:style-name="Tableau11.A2" office:value-type="string">
            <text:p text:style-name="Standard"><text:span text:style-name="T12">enum : high / medium / low</text:span></text:p>
          </table:table-cell>
        </table:table-row>
        <table:table-row table:style-name="Tableau11.1">
          <table:table-cell table:style-name="Tableau11.A2" office:value-type="string">
            <text:p text:style-name="Standard"><text:span text:style-name="T12">resolution_clarity</text:span></text:p>
          </table:table-cell>
          <table:table-cell table:style-name="Tableau11.A2" office:value-type="string">
            <text:p text:style-name="Standard"><text:span text:style-name="T12">enum : high / medium / low</text:span></text:p>
          </table:table-cell>
        </table:table-row>
        <table:table-row table:style-name="Tableau11.1">
          <table:table-cell table:style-name="Tableau11.A2" office:value-type="string">
            <text:p text:style-name="Standard"><text:span text:style-name="T12">liquidity_quality</text:span></text:p>
          </table:table-cell>
          <table:table-cell table:style-name="Tableau11.A2" office:value-type="string">
            <text:p text:style-name="Standard"><text:span text:style-name="T12">enum : high / medium / low</text:span></text:p>
          </table:table-cell>
        </table:table-row>
        <table:table-row table:style-name="Tableau11.1">
          <table:table-cell table:style-name="Tableau11.A2" office:value-type="string">
            <text:p text:style-name="Standard"><text:span text:style-name="T12">information_accessibility</text:span></text:p>
          </table:table-cell>
          <table:table-cell table:style-name="Tableau11.A2" office:value-type="string">
            <text:p text:style-name="Standard"><text:span text:style-name="T12">enum : high / medium / low</text:span></text:p>
          </table:table-cell>
        </table:table-row>
        <table:table-row table:style-name="Tableau11.1">
          <table:table-cell table:style-name="Tableau11.A2" office:value-type="string">
            <text:p text:style-name="Standard"><text:span text:style-name="T12">market_noise_level</text:span></text:p>
          </table:table-cell>
          <table:table-cell table:style-name="Tableau11.A2" office:value-type="string">
            <text:p text:style-name="Standard"><text:span text:style-name="T12">enum : high / medium / low</text:span></text:p>
          </table:table-cell>
        </table:table-row>
        <table:table-row table:style-name="Tableau11.1">
          <table:table-cell table:style-name="Tableau11.A2" office:value-type="string">
            <text:p text:style-name="Standard"><text:span text:style-name="T12">screening_comment</text:span></text:p>
          </table:table-cell>
          <table:table-cell table:style-name="Tableau11.A2" office:value-type="string">
            <text:p text:style-name="Standard"><text:span text:style-name="T12">string</text:span></text:p>
          </table:table-cell>
        </table:table-row>
      </table:table>
      <text:p text:style-name="P13"/>
      <text:h text:style-name="P3" text:outline-level="3"><text:span text:style-name="T3">13.3 base_rate</text:span></text:h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Standard"><text:span text:style-name="T11">Champ</text:span></text:p>
          </table:table-cell>
          <table:table-cell table:style-name="Tableau12.A1" office:value-type="string">
            <text:p text:style-name="Standard"><text:span text:style-name="T11">Règle</text:span></text:p>
          </table:table-cell>
        </table:table-row>
        <table:table-row table:style-name="Tableau12.1">
          <table:table-cell table:style-name="Tableau12.A2" office:value-type="string">
            <text:p text:style-name="Standard"><text:span text:style-name="T12">base_rate</text:span></text:p>
          </table:table-cell>
          <table:table-cell table:style-name="Tableau12.A2" office:value-type="string">
            <text:p text:style-name="Standard"><text:span text:style-name="T12">number [0.01, 0.99] — BLOQUANT</text:span></text:p>
          </table:table-cell>
        </table:table-row>
        <text:soft-page-break/>
        <table:table-row table:style-name="Tableau12.1">
          <table:table-cell table:style-name="Tableau12.A2" office:value-type="string">
            <text:p text:style-name="Standard"><text:span text:style-name="T12">base_rate_reference_class</text:span></text:p>
          </table:table-cell>
          <table:table-cell table:style-name="Tableau12.A2" office:value-type="string">
            <text:p text:style-name="Standard"><text:span text:style-name="T12">string — DÉGRADANT si absent</text:span></text:p>
          </table:table-cell>
        </table:table-row>
        <table:table-row table:style-name="Tableau12.1">
          <table:table-cell table:style-name="Tableau12.A2" office:value-type="string">
            <text:p text:style-name="Standard"><text:span text:style-name="T12">base_rate_comment</text:span></text:p>
          </table:table-cell>
          <table:table-cell table:style-name="Tableau12.A2" office:value-type="string">
            <text:p text:style-name="Standard"><text:span text:style-name="T12">string — informationnel</text:span></text:p>
          </table:table-cell>
        </table:table-row>
      </table:table>
      <text:p text:style-name="P13"/>
      <text:h text:style-name="P3" text:outline-level="3"><text:span text:style-name="T3">13.4 prerequisites</text:span></text:h>
      <text:p text:style-name="P12"><text:span text:style-name="T9">Deux listes distinctes : blocking_prerequisites et weighted_prerequisites.</text:span></text:p>
      <text:p text:style-name="P12"><text:span text:style-name="T9">Chaque prérequis contient : name, status (filled/partial/not_filled/unknown), blocking (boolean), comment.</text:span></text:p>
      <text:p text:style-name="P12"><text:span text:style-name="T9">Un prérequis bloquant avec status not_filled déclenche un veto analytique : estimated_probability est forcée à base_rate × 0.25.</text:span></text:p>
      <text:p text:style-name="P13"/>
      <text:h text:style-name="P3" text:outline-level="3"><text:span text:style-name="T3">13.5 factor_list</text:span></text:h>
      <text:p text:style-name="P12"><text:span text:style-name="T9">Tableau d'objets. Chaque facteur contient :</text:span></text:p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Standard"><text:span text:style-name="T11">Champ</text:span></text:p>
          </table:table-cell>
          <table:table-cell table:style-name="Tableau13.A1" office:value-type="string">
            <text:p text:style-name="Standard"><text:span text:style-name="T11">Contrainte</text:span></text:p>
          </table:table-cell>
        </table:table-row>
        <table:table-row table:style-name="Tableau13.1">
          <table:table-cell table:style-name="Tableau13.A2" office:value-type="string">
            <text:p text:style-name="Standard"><text:span text:style-name="T12">factor_name</text:span></text:p>
          </table:table-cell>
          <table:table-cell table:style-name="Tableau13.A2" office:value-type="string">
            <text:p text:style-name="Standard"><text:span text:style-name="T12">string — obligatoire</text:span></text:p>
          </table:table-cell>
        </table:table-row>
        <table:table-row table:style-name="Tableau13.1">
          <table:table-cell table:style-name="Tableau13.A2" office:value-type="string">
            <text:p text:style-name="Standard"><text:span text:style-name="T12">factor_type</text:span></text:p>
          </table:table-cell>
          <table:table-cell table:style-name="Tableau13.A2" office:value-type="string">
            <text:p text:style-name="Standard"><text:span text:style-name="T12">enum : accelerator / brake</text:span></text:p>
          </table:table-cell>
        </table:table-row>
        <table:table-row table:style-name="Tableau13.1">
          <table:table-cell table:style-name="Tableau13.A2" office:value-type="string">
            <text:p text:style-name="Standard"><text:span text:style-name="T12">factor_score</text:span></text:p>
          </table:table-cell>
          <table:table-cell table:style-name="Tableau13.A2" office:value-type="string">
            <text:p text:style-name="Standard"><text:span text:style-name="T12">integer [-2, +2] — BLOQUANT si absent</text:span></text:p>
          </table:table-cell>
        </table:table-row>
        <table:table-row table:style-name="Tableau13.1">
          <table:table-cell table:style-name="Tableau13.A2" office:value-type="string">
            <text:p text:style-name="Standard"><text:span text:style-name="T12">factor_weight</text:span></text:p>
          </table:table-cell>
          <table:table-cell table:style-name="Tableau13.A2" office:value-type="string">
            <text:p text:style-name="Standard"><text:span text:style-name="T12">integer [1, 3] — BLOQUANT si absent</text:span></text:p>
          </table:table-cell>
        </table:table-row>
        <table:table-row table:style-name="Tableau13.1">
          <table:table-cell table:style-name="Tableau13.A2" office:value-type="string">
            <text:p text:style-name="Standard"><text:span text:style-name="T12">factor_comment</text:span></text:p>
          </table:table-cell>
          <table:table-cell table:style-name="Tableau13.A2" office:value-type="string">
            <text:p text:style-name="Standard"><text:span text:style-name="T12">string — DÉGRADANT si absent sur poids 3</text:span></text:p>
          </table:table-cell>
        </table:table-row>
      </table:table>
      <text:p text:style-name="P13"/>
      <text:h text:style-name="P3" text:outline-level="3"><text:span text:style-name="T3">13.6 confidence</text:span></text:h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Standard"><text:span text:style-name="T11">Champ</text:span></text:p>
          </table:table-cell>
          <table:table-cell table:style-name="Tableau14.A1" office:value-type="string">
            <text:p text:style-name="Standard"><text:span text:style-name="T11">Enum</text:span></text:p>
          </table:table-cell>
        </table:table-row>
        <table:table-row table:style-name="Tableau14.1">
          <table:table-cell table:style-name="Tableau14.A2" office:value-type="string">
            <text:p text:style-name="Standard"><text:span text:style-name="T12">confidence_sources</text:span></text:p>
          </table:table-cell>
          <table:table-cell table:style-name="Tableau14.A2" office:value-type="string">
            <text:p text:style-name="Standard"><text:span text:style-name="T12">high / medium / low</text:span></text:p>
          </table:table-cell>
        </table:table-row>
        <table:table-row table:style-name="Tableau14.1">
          <table:table-cell table:style-name="Tableau14.A2" office:value-type="string">
            <text:p text:style-name="Standard"><text:span text:style-name="T12">confidence_model</text:span></text:p>
          </table:table-cell>
          <table:table-cell table:style-name="Tableau14.A2" office:value-type="string">
            <text:p text:style-name="Standard"><text:span text:style-name="T12">high / medium / low</text:span></text:p>
          </table:table-cell>
        </table:table-row>
        <table:table-row table:style-name="Tableau14.1">
          <table:table-cell table:style-name="Tableau14.A2" office:value-type="string">
            <text:p text:style-name="Standard"><text:span text:style-name="T12">confidence_context</text:span></text:p>
          </table:table-cell>
          <table:table-cell table:style-name="Tableau14.A2" office:value-type="string">
            <text:p text:style-name="Standard"><text:span text:style-name="T12">high / medium / low</text:span></text:p>
          </table:table-cell>
        </table:table-row>
        <table:table-row table:style-name="Tableau14.1">
          <table:table-cell table:style-name="Tableau14.A2" office:value-type="string">
            <text:p text:style-name="Standard"><text:span text:style-name="T12">confidence_overall</text:span></text:p>
          </table:table-cell>
          <table:table-cell table:style-name="Tableau14.A2" office:value-type="string">
            <text:p text:style-name="Standard"><text:span text:style-name="T12">high / medium / low — BLOQUANT si absent</text:span></text:p>
          </table:table-cell>
        </table:table-row>
      </table:table>
      <text:p text:style-name="P13"/>
      <text:h text:style-name="P3" text:outline-level="3"><text:span text:style-name="T3">13.7 ambiguity</text:span>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Standard"><text:span text:style-name="T11">Champ</text:span></text:p>
          </table:table-cell>
          <table:table-cell table:style-name="Tableau15.A1" office:value-type="string">
            <text:p text:style-name="Standard"><text:span text:style-name="T11">Description</text:span></text:p>
          </table:table-cell>
        </table:table-row>
        <table:table-row table:style-name="Tableau15.1">
          <table:table-cell table:style-name="Tableau15.A2" office:value-type="string">
            <text:p text:style-name="Standard"><text:span text:style-name="T12">event_ambiguity</text:span></text:p>
          </table:table-cell>
          <table:table-cell table:style-name="Tableau15.A2" office:value-type="string">
            <text:p text:style-name="Standard"><text:span text:style-name="T12">Clarté de l'événement réel à prédire</text:span></text:p>
          </table:table-cell>
        </table:table-row>
        <table:table-row table:style-name="Tableau15.1">
          <table:table-cell table:style-name="Tableau15.A2" office:value-type="string">
            <text:p text:style-name="Standard"><text:span text:style-name="T12">resolution_ambiguity</text:span></text:p>
          </table:table-cell>
          <table:table-cell table:style-name="Tableau15.A2" office:value-type="string">
            <text:p text:style-name="Standard"><text:span text:style-name="T12">Prévisibilité de la règle de résolution de la plateforme</text:span></text:p>
          </table:table-cell>
        </table:table-row>
      </table:table>
      <text:p text:style-name="P12"><text:span text:style-name="T9">resolution_ambiguity = high déclenche un veto de trading (pas de position), quelle que soit la valeur de l'edge.</text:span></text:p>
      <text:p text:style-name="P13"/>
      <text:h text:style-name="P3" text:outline-level="3"><text:soft-page-break/><text:span text:style-name="T3">13.8 contradiction_forced</text:span></text:h>
      <text:p text:style-name="P12"><text:span text:style-name="T9">Objet obligatoire. Absence = payload invalide (BLOQUANT).</text:span>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Standard"><text:span text:style-name="T11">Champ</text:span></text:p>
          </table:table-cell>
          <table:table-cell table:style-name="Tableau16.A1" office:value-type="string">
            <text:p text:style-name="Standard"><text:span text:style-name="T11">Règle</text:span></text:p>
          </table:table-cell>
        </table:table-row>
        <table:table-row table:style-name="Tableau16.1">
          <table:table-cell table:style-name="Tableau16.A2" office:value-type="string">
            <text:p text:style-name="Standard"><text:span text:style-name="T12">best_counter_thesis</text:span></text:p>
          </table:table-cell>
          <table:table-cell table:style-name="Tableau16.A2" office:value-type="string">
            <text:p text:style-name="Standard"><text:span text:style-name="T12">string — BLOQUANT</text:span></text:p>
          </table:table-cell>
        </table:table-row>
        <table:table-row table:style-name="Tableau16.1">
          <table:table-cell table:style-name="Tableau16.A2" office:value-type="string">
            <text:p text:style-name="Standard"><text:span text:style-name="T12">top_3_failure_reasons</text:span></text:p>
          </table:table-cell>
          <table:table-cell table:style-name="Tableau16.A2" office:value-type="string">
            <text:p text:style-name="Standard"><text:span text:style-name="T12">array[string, 3] — BLOQUANT</text:span></text:p>
          </table:table-cell>
        </table:table-row>
        <table:table-row table:style-name="Tableau16.1">
          <table:table-cell table:style-name="Tableau16.A2" office:value-type="string">
            <text:p text:style-name="Standard"><text:span text:style-name="T12">market_might_be_right_because</text:span></text:p>
          </table:table-cell>
          <table:table-cell table:style-name="Tableau16.A2" office:value-type="string">
            <text:p text:style-name="Standard"><text:span text:style-name="T12">string — DÉGRADANT si absent</text:span></text:p>
          </table:table-cell>
        </table:table-row>
        <table:table-row table:style-name="Tableau16.1">
          <table:table-cell table:style-name="Tableau16.A2" office:value-type="string">
            <text:p text:style-name="Standard"><text:span text:style-name="T12">thesis_invalidation_trigger</text:span></text:p>
          </table:table-cell>
          <table:table-cell table:style-name="Tableau16.A2" office:value-type="string">
            <text:p text:style-name="Standard"><text:span text:style-name="T12">string — DÉGRADANT si absent</text:span></text:p>
          </table:table-cell>
        </table:table-row>
      </table:table>
      <text:p text:style-name="Standard"/>
      <text:h text:style-name="P1" text:outline-level="1"><text:span text:style-name="T2">14. Spécification de engine_output</text:span></text:h>
      <text:p text:style-name="P11"/>
      <text:p text:style-name="P12"><text:span text:style-name="T9">Objet calculé par le moteur à partir d'un analysis_payload valide et d'un system_config actif.</text:span></text:p>
      <text:p text:style-name="P13"/>
      <text:h text:style-name="P2" text:outline-level="2"><text:span text:style-name="T5">14.1 Champs calculés</text:span></text:h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Standard"><text:span text:style-name="T11">Champ</text:span></text:p>
          </table:table-cell>
          <table:table-cell table:style-name="Tableau17.A1" office:value-type="string">
            <text:p text:style-name="Standard"><text:span text:style-name="T11">Description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weighted_factor_sum</text:span></text:p>
          </table:table-cell>
          <table:table-cell table:style-name="Tableau17.A2" office:value-type="string">
            <text:p text:style-name="Standard"><text:span text:style-name="T12">Somme pondérée des scores de facteurs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max_possible_sum</text:span></text:p>
          </table:table-cell>
          <table:table-cell table:style-name="Tableau17.A2" office:value-type="string">
            <text:p text:style-name="Standard"><text:span text:style-name="T12">Maximum théorique de la grille de facteurs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adjustment_ratio</text:span></text:p>
          </table:table-cell>
          <table:table-cell table:style-name="Tableau17.A2" office:value-type="string">
            <text:p text:style-name="Standard"><text:span text:style-name="T12">weighted_factor_sum / max_possible_sum ∈ [-1, +1]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probability_adjustment</text:span></text:p>
          </table:table-cell>
          <table:table-cell table:style-name="Tableau17.A2" office:value-type="string">
            <text:p text:style-name="Standard"><text:span text:style-name="T12">adjustment_ratio × adjustment_cap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prerequisite_factor</text:span></text:p>
          </table:table-cell>
          <table:table-cell table:style-name="Tableau17.A2" office:value-type="string">
            <text:p text:style-name="Standard"><text:span text:style-name="T12">Coefficient composite des prérequis pondérants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p_estimated</text:span></text:p>
          </table:table-cell>
          <table:table-cell table:style-name="Tableau17.A2" office:value-type="string">
            <text:p text:style-name="Standard"><text:span text:style-name="T12">Probabilité estimée finale [0.01, 0.99]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uncertainty_low</text:span></text:p>
          </table:table-cell>
          <table:table-cell table:style-name="Tableau17.A2" office:value-type="string">
            <text:p text:style-name="Standard"><text:span text:style-name="T12">Borne basse de la fourchette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uncertainty_high</text:span></text:p>
          </table:table-cell>
          <table:table-cell table:style-name="Tableau17.A2" office:value-type="string">
            <text:p text:style-name="Standard"><text:span text:style-name="T12">Borne haute de la fourchette</text:span></text:p>
          </table:table-cell>
        </table:table-row>
        <table:table-row table:style-name="Tableau17.1">
          <table:table-cell table:style-name="Tableau17.A2" office:value-type="string">
            <text:p text:style-name="Standard"><text:span text:style-name="T12">uncertainty_width</text:span></text:p>
          </table:table-cell>
          <table:table-cell table:style-name="Tableau17.A2" office:value-type="string">
            <text:p text:style-name="Standard"><text:span text:style-name="T12">uncertainty_high - uncertainty_low</text:span></text:p>
          </table:table-cell>
        </table:table-row>
      </table:table>
      <text:p text:style-name="P13"/>
      <text:h text:style-name="P2" text:outline-level="2"><text:span text:style-name="T5">14.2 Champs décisionnels</text:span></text:h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Standard"><text:span text:style-name="T11">Champ</text:span></text:p>
          </table:table-cell>
          <table:table-cell table:style-name="Tableau18.A1" office:value-type="string">
            <text:p text:style-name="Standard"><text:span text:style-name="T11">Description</text:span></text:p>
          </table:table-cell>
        </table:table-row>
        <table:table-row table:style-name="Tableau18.1">
          <table:table-cell table:style-name="Tableau18.A2" office:value-type="string">
            <text:p text:style-name="Standard"><text:span text:style-name="T12">raw_edge</text:span></text:p>
          </table:table-cell>
          <table:table-cell table:style-name="Tableau18.A2" office:value-type="string">
            <text:p text:style-name="Standard"><text:span text:style-name="T12">p_estimated - market_probability_yes</text:span></text:p>
          </table:table-cell>
        </table:table-row>
        <table:table-row table:style-name="Tableau18.1">
          <table:table-cell table:style-name="Tableau18.A2" office:value-type="string">
            <text:p text:style-name="Standard"><text:span text:style-name="T12">adjusted_edge</text:span></text:p>
          </table:table-cell>
          <table:table-cell table:style-name="Tableau18.A2" office:value-type="string">
            <text:p text:style-name="Standard"><text:span text:style-name="T12">raw_edge × multiplicateurs de qualité</text:span></text:p>
          </table:table-cell>
        </table:table-row>
        <table:table-row table:style-name="Tableau18.1">
          <table:table-cell table:style-name="Tableau18.A2" office:value-type="string">
            <text:p text:style-name="Standard"><text:span text:style-name="T12">position_side</text:span></text:p>
          </table:table-cell>
          <table:table-cell table:style-name="Tableau18.A2" office:value-type="string">
            <text:p text:style-name="Standard"><text:span text:style-name="T12">enum : yes / no / none</text:span></text:p>
          </table:table-cell>
        </table:table-row>
        <table:table-row table:style-name="Tableau18.1">
          <table:table-cell table:style-name="Tableau18.A2" office:value-type="string">
            <text:p text:style-name="Standard"><text:span text:style-name="T12">decision</text:span></text:p>
          </table:table-cell>
          <table:table-cell table:style-name="Tableau18.A2" office:value-type="string">
            <text:p text:style-name="Standard"><text:span text:style-name="T12">enum : no_trade / small_paper_position / standard_paper_position</text:span></text:p>
          </table:table-cell>
        </table:table-row>
        <table:table-row table:style-name="Tableau18.1">
          <table:table-cell table:style-name="Tableau18.A2" office:value-type="string">
            <text:p text:style-name="Standard"><text:span text:style-name="T12">paper_position_size</text:span></text:p>
          </table:table-cell>
          <table:table-cell table:style-name="Tableau18.A2" office:value-type="string">
            <text:p text:style-name="Standard"><text:span text:style-name="T12">number — fraction du capital paper</text:span></text:p>
          </table:table-cell>
        </table:table-row>
        <table:table-row table:style-name="Tableau18.1">
          <table:table-cell table:style-name="Tableau18.A2" office:value-type="string">
            <text:p text:style-name="Standard"><text:span text:style-name="T12">veto_triggered</text:span></text:p>
          </table:table-cell>
          <table:table-cell table:style-name="Tableau18.A2" office:value-type="string">
            <text:p text:style-name="Standard"><text:span text:style-name="T12">boolean — si veto résolution ou incertitude excessive</text:span></text:p>
          </table:table-cell>
        </table:table-row>
        <table:table-row table:style-name="Tableau18.1">
          <table:table-cell table:style-name="Tableau18.A2" office:value-type="string">
            <text:p text:style-name="Standard"><text:span text:style-name="T12">veto_reason</text:span></text:p>
          </table:table-cell>
          <table:table-cell table:style-name="Tableau18.A2" office:value-type="string">
            <text:p text:style-name="Standard"><text:span text:style-name="T12">string — raison du veto si applicable</text:span></text:p>
          </table:table-cell>
        </table:table-row>
      </table:table>
      <text:p text:style-name="P13"/>
      <text:h text:style-name="P2" text:outline-level="2"><text:span text:style-name="T5">14.3 Métadonnées</text:span></text:h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Standard"><text:span text:style-name="T11">Champ</text:span></text:p>
          </table:table-cell>
          <table:table-cell table:style-name="Tableau19.A1" office:value-type="string">
            <text:p text:style-name="Standard"><text:span text:style-name="T11">Description</text:span></text:p>
          </table:table-cell>
        </table:table-row>
        <table:table-row table:style-name="Tableau19.1">
          <table:table-cell table:style-name="Tableau19.A2" office:value-type="string">
            <text:p text:style-name="Standard"><text:span text:style-name="T12">market_id</text:span></text:p>
          </table:table-cell>
          <table:table-cell table:style-name="Tableau19.A2" office:value-type="string">
            <text:p text:style-name="Standard"><text:span text:style-name="T12">Référence au marché</text:span></text:p>
          </table:table-cell>
        </table:table-row>
        <table:table-row table:style-name="Tableau19.1">
          <table:table-cell table:style-name="Tableau19.A2" office:value-type="string">
            <text:p text:style-name="Standard"><text:span text:style-name="T12">analysis_id</text:span></text:p>
          </table:table-cell>
          <table:table-cell table:style-name="Tableau19.A2" office:value-type="string">
            <text:p text:style-name="Standard"><text:span text:style-name="T12">Référence à l'analyse source</text:span></text:p>
          </table:table-cell>
        </table:table-row>
        <text:soft-page-break/>
        <table:table-row table:style-name="Tableau19.1">
          <table:table-cell table:style-name="Tableau19.A2" office:value-type="string">
            <text:p text:style-name="Standard"><text:span text:style-name="T12">parameters_version</text:span></text:p>
          </table:table-cell>
          <table:table-cell table:style-name="Tableau19.A2" office:value-type="string">
            <text:p text:style-name="Standard"><text:span text:style-name="T12">Version du system_config utilisé</text:span></text:p>
          </table:table-cell>
        </table:table-row>
        <table:table-row table:style-name="Tableau19.1">
          <table:table-cell table:style-name="Tableau19.A2" office:value-type="string">
            <text:p text:style-name="Standard"><text:span text:style-name="T12">calculation_timestamp</text:span></text:p>
          </table:table-cell>
          <table:table-cell table:style-name="Tableau19.A2" office:value-type="string">
            <text:p text:style-name="Standard"><text:span text:style-name="T12">Date et heure du calcul</text:span></text:p>
          </table:table-cell>
        </table:table-row>
        <table:table-row table:style-name="Tableau19.1">
          <table:table-cell table:style-name="Tableau19.A2" office:value-type="string">
            <text:p text:style-name="Standard"><text:span text:style-name="T12">schema_version</text:span></text:p>
          </table:table-cell>
          <table:table-cell table:style-name="Tableau19.A2" office:value-type="string">
            <text:p text:style-name="Standard"><text:span text:style-name="T12">Version du schéma</text:span></text:p>
          </table:table-cell>
        </table:table-row>
      </table:table>
      <text:p text:style-name="Standard"/>
      <text:h text:style-name="P1" text:outline-level="1"><text:span text:style-name="T2">15. Spécification de market_event_update</text:span></text:h>
      <text:p text:style-name="P11"/>
      <text:p text:style-name="P12"><text:span text:style-name="T9">Objet de journalisation d'un événement de marché. Permet de documenter une information nouvelle sans déclencher automatiquement une révision complète.</text:span></text:p>
      <text:p text:style-name="P14"><text:span text:style-name="T13">ℹ <text:s/>Sans cet objet, on perd la trace des informations qui ont été considérées mais jugées insuffisantes pour réviser. Ce sont précisément ces cas qui alimentent les biais post-hoc.</text:span></text:p>
      <text:p text:style-name="P13"/>
      <text:h text:style-name="P2" text:outline-level="2"><text:span text:style-name="T5">15.1 Champs</text:span></text:h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Standard"><text:span text:style-name="T11">Champ</text:span></text:p>
          </table:table-cell>
          <table:table-cell table:style-name="Tableau20.A1" office:value-type="string">
            <text:p text:style-name="Standard"><text:span text:style-name="T11">Règle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market_id</text:span></text:p>
          </table:table-cell>
          <table:table-cell table:style-name="Tableau20.A2" office:value-type="string">
            <text:p text:style-name="Standard"><text:span text:style-name="T12">string — BLOQUANT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thesis_id</text:span></text:p>
          </table:table-cell>
          <table:table-cell table:style-name="Tableau20.A2" office:value-type="string">
            <text:p text:style-name="Standard"><text:span text:style-name="T12">string — référence à la thèse active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event_date</text:span></text:p>
          </table:table-cell>
          <table:table-cell table:style-name="Tableau20.A2" office:value-type="string">
            <text:p text:style-name="Standard"><text:span text:style-name="T12">string ISO 8601 — BLOQUANT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event_description</text:span></text:p>
          </table:table-cell>
          <table:table-cell table:style-name="Tableau20.A2" office:value-type="string">
            <text:p text:style-name="Standard"><text:span text:style-name="T12">string — BLOQUANT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source</text:span></text:p>
          </table:table-cell>
          <table:table-cell table:style-name="Tableau20.A2" office:value-type="string">
            <text:p text:style-name="Standard"><text:span text:style-name="T12">string — DÉGRADANT si absent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impact_level</text:span></text:p>
          </table:table-cell>
          <table:table-cell table:style-name="Tableau20.A2" office:value-type="string">
            <text:p text:style-name="Standard"><text:span text:style-name="T12">enum : high / medium / low — BLOQUANT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revision_triggered</text:span></text:p>
          </table:table-cell>
          <table:table-cell table:style-name="Tableau20.A2" office:value-type="string">
            <text:p text:style-name="Standard"><text:span text:style-name="T12">boolean — BLOQUANT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reason_no_revision</text:span></text:p>
          </table:table-cell>
          <table:table-cell table:style-name="Tableau20.A2" office:value-type="string">
            <text:p text:style-name="Standard"><text:span text:style-name="T12">string — BLOQUANT si revision_triggered = false</text:span></text:p>
          </table:table-cell>
        </table:table-row>
        <table:table-row table:style-name="Tableau20.1">
          <table:table-cell table:style-name="Tableau20.A2" office:value-type="string">
            <text:p text:style-name="Standard"><text:span text:style-name="T12">schema_version</text:span></text:p>
          </table:table-cell>
          <table:table-cell table:style-name="Tableau20.A2" office:value-type="string">
            <text:p text:style-name="Standard"><text:span text:style-name="T12">string</text:span></text:p>
          </table:table-cell>
        </table:table-row>
      </table:table>
      <text:p text:style-name="P13"/>
      <text:h text:style-name="P2" text:outline-level="2"><text:span text:style-name="T5">15.2 Règle sur revision_triggered</text:span></text:h>
      <text:p text:style-name="P12"><text:span text:style-name="T9">Si revision_triggered = true : créer un revision_payload. La décision de réviser ou non doit être documentée explicitement. L'absence de raison_no_revision quand revision_triggered = false est une erreur bloquante.</text:span></text:p>
      <text:p text:style-name="P13"/>
      <text:h text:style-name="P2" text:outline-level="2"><text:span text:style-name="T5">15.3 Exemple JSON</text:span></text:h>
      <text:p text:style-name="P15"><text:span text:style-name="T14">{</text:span></text:p>
      <text:p text:style-name="P15"><text:span text:style-name="T14"><text:s text:c="2"/>"market_id": "MKT-042",</text:span></text:p>
      <text:p text:style-name="P15"><text:span text:style-name="T14"><text:s text:c="2"/>"thesis_id": "MKT-042-TH1",</text:span></text:p>
      <text:p text:style-name="P15"><text:span text:style-name="T14"><text:s text:c="2"/>"event_date": "2025-06-10T08:00:00Z",</text:span></text:p>
      <text:p text:style-name="P15"><text:span text:style-name="T14"><text:s text:c="2"/>"event_description": "Official announcement from institution X",</text:span></text:p>
      <text:p text:style-name="P15"><text:span text:style-name="T14"><text:s text:c="2"/>"source": "Reuters",</text:span></text:p>
      <text:p text:style-name="P15"><text:span text:style-name="T14"><text:s text:c="2"/>"impact_level": "medium",</text:span></text:p>
      <text:p text:style-name="P15"><text:span text:style-name="T14"><text:s text:c="2"/>"revision_triggered": false,</text:span></text:p>
      <text:p text:style-name="P15"><text:span text:style-name="T14"><text:s text:c="2"/>"reason_no_revision": "Confirms existing priors, no structural change to causal model",</text:span></text:p>
      <text:p text:style-name="P15"><text:span text:style-name="T14"><text:s text:c="2"/>"schema_version": "1.0"</text:span></text:p>
      <text:p text:style-name="P15"><text:span text:style-name="T14">}</text:span></text:p>
      <text:p text:style-name="Standard"><text:soft-page-break/></text:p>
      <text:h text:style-name="P1" text:outline-level="1"><text:span text:style-name="T2">16. Spécification de revision_payload</text:span></text:h>
      <text:p text:style-name="P11"/>
      <text:p text:style-name="P12"><text:span text:style-name="T9">Objet produit lorsqu'une information nouvelle conduit à une révision formelle de la thèse initiale. Structure identique à analysis_payload, avec des champs supplémentaires de révision.</text:span></text:p>
      <text:p text:style-name="P13"/>
      <text:h text:style-name="P2" text:outline-level="2"><text:span text:style-name="T5">16.1 Champs spécifiques à la révision</text:span></text:h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office:value-type="string">
            <text:p text:style-name="Standard"><text:span text:style-name="T11">Champ</text:span></text:p>
          </table:table-cell>
          <table:table-cell table:style-name="Tableau21.A1" office:value-type="string">
            <text:p text:style-name="Standard"><text:span text:style-name="T11">Description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revision_id</text:span></text:p>
          </table:table-cell>
          <table:table-cell table:style-name="Tableau21.A2" office:value-type="string">
            <text:p text:style-name="Standard"><text:span text:style-name="T12">Identifiant unique de cette révision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analysis_id</text:span></text:p>
          </table:table-cell>
          <table:table-cell table:style-name="Tableau21.A2" office:value-type="string">
            <text:p text:style-name="Standard"><text:span text:style-name="T12">Référence à l'analyse qu'elle révise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revision_date</text:span></text:p>
          </table:table-cell>
          <table:table-cell table:style-name="Tableau21.A2" office:value-type="string">
            <text:p text:style-name="Standard"><text:span text:style-name="T12">Date de la révision ISO 8601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revision_trigger</text:span></text:p>
          </table:table-cell>
          <table:table-cell table:style-name="Tableau21.A2" office:value-type="string">
            <text:p text:style-name="Standard"><text:span text:style-name="T12">Description de l'événement déclencheur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thesis_status_before</text:span></text:p>
          </table:table-cell>
          <table:table-cell table:style-name="Tableau21.A2" office:value-type="string">
            <text:p text:style-name="Standard"><text:span text:style-name="T12">Statut de thèse avant révision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thesis_status_after</text:span></text:p>
          </table:table-cell>
          <table:table-cell table:style-name="Tableau21.A2" office:value-type="string">
            <text:p text:style-name="Standard"><text:span text:style-name="T12">Statut de thèse après révision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market_moved</text:span></text:p>
          </table:table-cell>
          <table:table-cell table:style-name="Tableau21.A2" office:value-type="string">
            <text:p text:style-name="Standard"><text:span text:style-name="T12">boolean — le prix a-t-il bougé significativement ?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thesis_changed</text:span></text:p>
          </table:table-cell>
          <table:table-cell table:style-name="Tableau21.A2" office:value-type="string">
            <text:p text:style-name="Standard"><text:span text:style-name="T12">boolean — la thèse a-t-elle changé ?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close_position_recommended</text:span></text:p>
          </table:table-cell>
          <table:table-cell table:style-name="Tableau21.A2" office:value-type="string">
            <text:p text:style-name="Standard"><text:span text:style-name="T12">boolean</text:span></text:p>
          </table:table-cell>
        </table:table-row>
        <table:table-row table:style-name="Tableau21.1">
          <table:table-cell table:style-name="Tableau21.A2" office:value-type="string">
            <text:p text:style-name="Standard"><text:span text:style-name="T12">analysis_version</text:span></text:p>
          </table:table-cell>
          <table:table-cell table:style-name="Tableau21.A2" office:value-type="string">
            <text:p text:style-name="Standard"><text:span text:style-name="T12">Ex: R1, R2</text:span></text:p>
          </table:table-cell>
        </table:table-row>
      </table:table>
      <text:p text:style-name="P13"/>
      <text:h text:style-name="P2" text:outline-level="2"><text:span text:style-name="T5">16.2 Règle de clôture</text:span></text:h>
      <text:p text:style-name="P12"><text:span text:style-name="T9">Si adjusted_edge_revised ≤ 0 → close_position_recommended = true. La décision finale reste à l'utilisateur, mais le moteur doit signaler cette situation.</text:span></text:p>
      <text:p text:style-name="Standard"/>
      <text:h text:style-name="P1" text:outline-level="1"><text:span text:style-name="T2">17. Spécification de post_mortem_payload</text:span></text:h>
      <text:p text:style-name="P11"/>
      <text:p text:style-name="P12"><text:span text:style-name="T9">Objet produit après résolution du marché. Brique d'apprentissage à part entière — ne pas réduire à une note libre.</text:span></text:p>
      <text:p text:style-name="P13"/>
      <text:h text:style-name="P2" text:outline-level="2"><text:span text:style-name="T5">17.1 Champs</text:span></text:h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Standard"><text:span text:style-name="T11">Champ</text:span></text:p>
          </table:table-cell>
          <table:table-cell table:style-name="Tableau22.A1" office:value-type="string">
            <text:p text:style-name="Standard"><text:span text:style-name="T11">Description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post_mortem_id</text:span></text:p>
          </table:table-cell>
          <table:table-cell table:style-name="Tableau22.A2" office:value-type="string">
            <text:p text:style-name="Standard"><text:span text:style-name="T12">Identifiant unique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market_id</text:span></text:p>
          </table:table-cell>
          <table:table-cell table:style-name="Tableau22.A2" office:value-type="string">
            <text:p text:style-name="Standard"><text:span text:style-name="T12">Référence au marché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thesis_id</text:span></text:p>
          </table:table-cell>
          <table:table-cell table:style-name="Tableau22.A2" office:value-type="string">
            <text:p text:style-name="Standard"><text:span text:style-name="T12">Référence à la thèse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final_resolution</text:span></text:p>
          </table:table-cell>
          <table:table-cell table:style-name="Tableau22.A2" office:value-type="string">
            <text:p text:style-name="Standard"><text:span text:style-name="T12">enum : yes / no / cancelled / disputed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paper_pnl</text:span></text:p>
          </table:table-cell>
          <table:table-cell table:style-name="Tableau22.A2" office:value-type="string">
            <text:p text:style-name="Standard"><text:span text:style-name="T12">number — profit/perte paper réalisé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initial_p_estimated</text:span></text:p>
          </table:table-cell>
          <table:table-cell table:style-name="Tableau22.A2" office:value-type="string">
            <text:p text:style-name="Standard"><text:span text:style-name="T12">Probabilité estimée initiale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final_p_estimated</text:span></text:p>
          </table:table-cell>
          <table:table-cell table:style-name="Tableau22.A2" office:value-type="string">
            <text:p text:style-name="Standard"><text:span text:style-name="T12">Probabilité estimée à la clôture (après révisions)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market_probability_at_entry</text:span></text:p>
          </table:table-cell>
          <table:table-cell table:style-name="Tableau22.A2" office:value-type="string">
            <text:p text:style-name="Standard"><text:span text:style-name="T12">Prix de marché au moment de la position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error_type</text:span></text:p>
          </table:table-cell>
          <table:table-cell table:style-name="Tableau22.A2" office:value-type="string">
            <text:p text:style-name="Standard"><text:span text:style-name="T12">enum — voir 17.2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main_lesson</text:span></text:p>
          </table:table-cell>
          <table:table-cell table:style-name="Tableau22.A2" office:value-type="string">
            <text:p text:style-name="Standard"><text:span text:style-name="T12">string — leçon centrale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process_fix</text:span></text:p>
          </table:table-cell>
          <table:table-cell table:style-name="Tableau22.A2" office:value-type="string">
            <text:p text:style-name="Standard"><text:span text:style-name="T12">string — correctif de processus proposé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brier_score</text:span></text:p>
          </table:table-cell>
          <table:table-cell table:style-name="Tableau22.A2" office:value-type="string">
            <text:p text:style-name="Standard"><text:span text:style-name="T12">number — si calculable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revision_count</text:span></text:p>
          </table:table-cell>
          <table:table-cell table:style-name="Tableau22.A2" office:value-type="string">
            <text:p text:style-name="Standard"><text:span text:style-name="T12">integer — nombre de révisions effectuées</text:span></text:p>
          </table:table-cell>
        </table:table-row>
        <table:table-row table:style-name="Tableau22.1">
          <table:table-cell table:style-name="Tableau22.A2" office:value-type="string">
            <text:p text:style-name="Standard"><text:span text:style-name="T12">schema_version</text:span></text:p>
          </table:table-cell>
          <table:table-cell table:style-name="Tableau22.A2" office:value-type="string">
            <text:p text:style-name="Standard"><text:span text:style-name="T12">string</text:span></text:p>
          </table:table-cell>
        </table:table-row>
      </table:table>
      <text:p text:style-name="P13"/>
      <text:h text:style-name="P2" text:outline-level="2"><text:span text:style-name="T5">17.2 Enum error_type</text:span></text:h>
      <text:list text:continue-numbering="true" text:style-name="WWNum2">
        <text:list-item>
          <text:p text:style-name="P4"><text:span text:style-name="T9">base_rate_error — classe de référence mal choisie</text:span></text:p>
        </text:list-item>
        <text:list-item>
          <text:p text:style-name="P4"><text:span text:style-name="T9">factor_weighting_error — facteurs mal pondérés</text:span></text:p>
        </text:list-item>
        <text:list-item>
          <text:p text:style-name="P4"><text:span text:style-name="T9">prerequisite_misread — prérequis mal évalué</text:span></text:p>
        </text:list-item>
        <text:list-item>
          <text:p text:style-name="P4"><text:span text:style-name="T9">missing_information — information critique non identifiée</text:span></text:p>
        </text:list-item>
        <text:list-item>
          <text:p text:style-name="P4"><text:span text:style-name="T9">resolution_ambiguity — résolution différente de ce qui était attendu</text:span></text:p>
        </text:list-item>
        <text:list-item>
          <text:p text:style-name="P4"><text:span text:style-name="T9">correct_analysis — estimation et décision correctes</text:span></text:p>
        </text:list-item>
        <text:list-item>
          <text:p text:style-name="P4"><text:span text:style-name="T9">correct_abstention — abstention justifiée</text:span></text:p>
        </text:list-item>
      </text:list>
      <text:p text:style-name="Standard"/>
      <text:h text:style-name="P1" text:outline-level="1"><text:span text:style-name="T2">18. Spécification de system_config</text:span></text:h>
      <text:p text:style-name="P11"/>
      <text:p text:style-name="P12"><text:span text:style-name="T9">Source de vérité de tous les paramètres du moteur. Ne pas disperser les coefficients entre le code, les prompts et la mémoire informelle.</text:span></text:p>
      <text:p text:style-name="P13"/>
      <text:h text:style-name="P2" text:outline-level="2"><text:span text:style-name="T5">18.1 Paramètres d'estimation</text:span></text:h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office:value-type="string">
            <text:p text:style-name="Standard"><text:span text:style-name="T11">Paramètre</text:span></text:p>
          </table:table-cell>
          <table:table-cell table:style-name="Tableau23.A1" office:value-type="string">
            <text:p text:style-name="Standard"><text:span text:style-name="T11">Valeur par défaut</text:span></text:p>
          </table:table-cell>
        </table:table-row>
        <table:table-row table:style-name="Tableau23.1">
          <table:table-cell table:style-name="Tableau23.A2" office:value-type="string">
            <text:p text:style-name="Standard"><text:span text:style-name="T12">adjustment_cap</text:span></text:p>
          </table:table-cell>
          <table:table-cell table:style-name="Tableau23.A2" office:value-type="string">
            <text:p text:style-name="Standard"><text:span text:style-name="T12">0.30</text:span></text:p>
          </table:table-cell>
        </table:table-row>
        <table:table-row table:style-name="Tableau23.1">
          <table:table-cell table:style-name="Tableau23.A2" office:value-type="string">
            <text:p text:style-name="Standard"><text:span text:style-name="T12">probability_min</text:span></text:p>
          </table:table-cell>
          <table:table-cell table:style-name="Tableau23.A2" office:value-type="string">
            <text:p text:style-name="Standard"><text:span text:style-name="T12">0.01</text:span></text:p>
          </table:table-cell>
        </table:table-row>
        <table:table-row table:style-name="Tableau23.1">
          <table:table-cell table:style-name="Tableau23.A2" office:value-type="string">
            <text:p text:style-name="Standard"><text:span text:style-name="T12">probability_max</text:span></text:p>
          </table:table-cell>
          <table:table-cell table:style-name="Tableau23.A2" office:value-type="string">
            <text:p text:style-name="Standard"><text:span text:style-name="T12">0.99</text:span></text:p>
          </table:table-cell>
        </table:table-row>
      </table:table>
      <text:p text:style-name="P13"/>
      <text:h text:style-name="P2" text:outline-level="2"><text:span text:style-name="T5">18.2 Multiplicateurs de qualité (edge ajusté)</text:span></text:h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Standard"><text:span text:style-name="T11">Paramètre</text:span></text:p>
          </table:table-cell>
          <table:table-cell table:style-name="Tableau24.A1" office:value-type="string">
            <text:p text:style-name="Standard"><text:span text:style-name="T11">high / medium / low</text:span></text:p>
          </table:table-cell>
        </table:table-row>
        <table:table-row table:style-name="Tableau24.1">
          <table:table-cell table:style-name="Tableau24.A2" office:value-type="string">
            <text:p text:style-name="Standard"><text:span text:style-name="T12">confidence_factors</text:span></text:p>
          </table:table-cell>
          <table:table-cell table:style-name="Tableau24.A2" office:value-type="string">
            <text:p text:style-name="Standard"><text:span text:style-name="T12">1.0 / 0.8 / 0.5</text:span></text:p>
          </table:table-cell>
        </table:table-row>
        <table:table-row table:style-name="Tableau24.1">
          <table:table-cell table:style-name="Tableau24.A2" office:value-type="string">
            <text:p text:style-name="Standard"><text:span text:style-name="T12">liquidity_factors</text:span></text:p>
          </table:table-cell>
          <table:table-cell table:style-name="Tableau24.A2" office:value-type="string">
            <text:p text:style-name="Standard"><text:span text:style-name="T12">1.0 / 0.85 / 0.6</text:span></text:p>
          </table:table-cell>
        </table:table-row>
        <table:table-row table:style-name="Tableau24.1">
          <table:table-cell table:style-name="Tableau24.A2" office:value-type="string">
            <text:p text:style-name="Standard"><text:span text:style-name="T12">information_factors</text:span></text:p>
          </table:table-cell>
          <table:table-cell table:style-name="Tableau24.A2" office:value-type="string">
            <text:p text:style-name="Standard"><text:span text:style-name="T12">1.0 / 0.9 / 0.7</text:span></text:p>
          </table:table-cell>
        </table:table-row>
        <table:table-row table:style-name="Tableau24.1">
          <table:table-cell table:style-name="Tableau24.A2" office:value-type="string">
            <text:p text:style-name="Standard"><text:span text:style-name="T12">event_ambiguity_factors</text:span></text:p>
          </table:table-cell>
          <table:table-cell table:style-name="Tableau24.A2" office:value-type="string">
            <text:p text:style-name="Standard"><text:span text:style-name="T12">1.0 / 0.85 / 0.6</text:span></text:p>
          </table:table-cell>
        </table:table-row>
      </table:table>
      <text:p text:style-name="P13"/>
      <text:h text:style-name="P2" text:outline-level="2"><text:span text:style-name="T5">18.3 Pénalité temporelle</text:span></text:h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office:value-type="string">
            <text:p text:style-name="Standard"><text:span text:style-name="T11">Horizon (jours)</text:span></text:p>
          </table:table-cell>
          <table:table-cell table:style-name="Tableau25.A1" office:value-type="string">
            <text:p text:style-name="Standard"><text:span text:style-name="T11">Facteur</text:span></text:p>
          </table:table-cell>
        </table:table-row>
        <table:table-row table:style-name="Tableau25.1">
          <table:table-cell table:style-name="Tableau25.A2" office:value-type="string">
            <text:p text:style-name="Standard"><text:span text:style-name="T12">&lt; 30</text:span></text:p>
          </table:table-cell>
          <table:table-cell table:style-name="Tableau25.A2" office:value-type="string">
            <text:p text:style-name="Standard"><text:span text:style-name="T12">1.0</text:span></text:p>
          </table:table-cell>
        </table:table-row>
        <table:table-row table:style-name="Tableau25.1">
          <table:table-cell table:style-name="Tableau25.A2" office:value-type="string">
            <text:p text:style-name="Standard"><text:span text:style-name="T12">30–120</text:span></text:p>
          </table:table-cell>
          <table:table-cell table:style-name="Tableau25.A2" office:value-type="string">
            <text:p text:style-name="Standard"><text:span text:style-name="T12">0.9</text:span></text:p>
          </table:table-cell>
        </table:table-row>
        <table:table-row table:style-name="Tableau25.1">
          <table:table-cell table:style-name="Tableau25.A2" office:value-type="string">
            <text:p text:style-name="Standard"><text:span text:style-name="T12">120–365</text:span></text:p>
          </table:table-cell>
          <table:table-cell table:style-name="Tableau25.A2" office:value-type="string">
            <text:p text:style-name="Standard"><text:span text:style-name="T12">0.8</text:span></text:p>
          </table:table-cell>
        </table:table-row>
        <table:table-row table:style-name="Tableau25.1">
          <table:table-cell table:style-name="Tableau25.A2" office:value-type="string">
            <text:p text:style-name="Standard"><text:span text:style-name="T12">365+</text:span></text:p>
          </table:table-cell>
          <table:table-cell table:style-name="Tableau25.A2" office:value-type="string">
            <text:p text:style-name="Standard"><text:span text:style-name="T12">0.7</text:span></text:p>
          </table:table-cell>
        </table:table-row>
      </table:table>
      <text:p text:style-name="P13"/>
      <text:h text:style-name="P2" text:outline-level="2"><text:span text:style-name="T5">18.4 Pénalité d'incertitude</text:span></text:h>
      <text:p text:style-name="P12"><text:span text:style-name="T9">Si uncertainty_width &gt; uncertainty_penalty_threshold (défaut : 0.35) → adjusted_edge × uncertainty_penalty_factor (défaut : 0.5)</text:span></text:p>
      <text:p text:style-name="P13"/>
      <text:h text:style-name="P2" text:outline-level="2"><text:soft-page-break/><text:span text:style-name="T5">18.5 Seuils de décision</text:span></text:h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Standard"><text:span text:style-name="T11">Seuil</text:span></text:p>
          </table:table-cell>
          <table:table-cell table:style-name="Tableau26.A1" office:value-type="string">
            <text:p text:style-name="Standard"><text:span text:style-name="T11">Décision</text:span></text:p>
          </table:table-cell>
        </table:table-row>
        <table:table-row table:style-name="Tableau26.1">
          <table:table-cell table:style-name="Tableau26.A2" office:value-type="string">
            <text:p text:style-name="Standard"><text:span text:style-name="T12">|adjusted_edge| &lt; min_edge_threshold (0.05)</text:span></text:p>
          </table:table-cell>
          <table:table-cell table:style-name="Tableau26.A2" office:value-type="string">
            <text:p text:style-name="Standard"><text:span text:style-name="T12">no_trade</text:span></text:p>
          </table:table-cell>
        </table:table-row>
        <table:table-row table:style-name="Tableau26.1">
          <table:table-cell table:style-name="Tableau26.A2" office:value-type="string">
            <text:p text:style-name="Standard"><text:span text:style-name="T12">0.05 ≤ |adjusted_edge| &lt; standard_threshold (0.12)</text:span></text:p>
          </table:table-cell>
          <table:table-cell table:style-name="Tableau26.A2" office:value-type="string">
            <text:p text:style-name="Standard"><text:span text:style-name="T12">small_paper_position (2% bankroll)</text:span></text:p>
          </table:table-cell>
        </table:table-row>
        <table:table-row table:style-name="Tableau26.1">
          <table:table-cell table:style-name="Tableau26.A2" office:value-type="string">
            <text:p text:style-name="Standard"><text:span text:style-name="T12">|adjusted_edge| ≥ 0.12</text:span></text:p>
          </table:table-cell>
          <table:table-cell table:style-name="Tableau26.A2" office:value-type="string">
            <text:p text:style-name="Standard"><text:span text:style-name="T12">standard_paper_position (5% bankroll)</text:span></text:p>
          </table:table-cell>
        </table:table-row>
      </table:table>
      <text:p text:style-name="P13"/>
      <text:h text:style-name="P2" text:outline-level="2"><text:span text:style-name="T5">18.6 Autres paramètres</text:span></text:h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office:value-type="string">
            <text:p text:style-name="Standard"><text:span text:style-name="T11">Paramètre</text:span></text:p>
          </table:table-cell>
          <table:table-cell table:style-name="Tableau27.A1" office:value-type="string">
            <text:p text:style-name="Standard"><text:span text:style-name="T11">Valeur par défaut</text:span></text:p>
          </table:table-cell>
        </table:table-row>
        <table:table-row table:style-name="Tableau27.1">
          <table:table-cell table:style-name="Tableau27.A2" office:value-type="string">
            <text:p text:style-name="Standard"><text:span text:style-name="T12">snapshot_max_age_hours</text:span></text:p>
          </table:table-cell>
          <table:table-cell table:style-name="Tableau27.A2" office:value-type="string">
            <text:p text:style-name="Standard"><text:span text:style-name="T12">4</text:span></text:p>
          </table:table-cell>
        </table:table-row>
        <table:table-row table:style-name="Tableau27.1">
          <table:table-cell table:style-name="Tableau27.A2" office:value-type="string">
            <text:p text:style-name="Standard"><text:span text:style-name="T12">paper_bankroll</text:span></text:p>
          </table:table-cell>
          <table:table-cell table:style-name="Tableau27.A2" office:value-type="string">
            <text:p text:style-name="Standard"><text:span text:style-name="T12">1000</text:span></text:p>
          </table:table-cell>
        </table:table-row>
        <table:table-row table:style-name="Tableau27.1">
          <table:table-cell table:style-name="Tableau27.A2" office:value-type="string">
            <text:p text:style-name="Standard"><text:span text:style-name="T12">max_position_pct</text:span></text:p>
          </table:table-cell>
          <table:table-cell table:style-name="Tableau27.A2" office:value-type="string">
            <text:p text:style-name="Standard"><text:span text:style-name="T12">0.05</text:span></text:p>
          </table:table-cell>
        </table:table-row>
        <table:table-row table:style-name="Tableau27.1">
          <table:table-cell table:style-name="Tableau27.A2" office:value-type="string">
            <text:p text:style-name="Standard"><text:span text:style-name="T12">small_position_pct</text:span></text:p>
          </table:table-cell>
          <table:table-cell table:style-name="Tableau27.A2" office:value-type="string">
            <text:p text:style-name="Standard"><text:span text:style-name="T12">0.02</text:span></text:p>
          </table:table-cell>
        </table:table-row>
        <table:table-row table:style-name="Tableau27.1">
          <table:table-cell table:style-name="Tableau27.A2" office:value-type="string">
            <text:p text:style-name="Standard"><text:span text:style-name="T12">parameters_version</text:span></text:p>
          </table:table-cell>
          <table:table-cell table:style-name="Tableau27.A2" office:value-type="string">
            <text:p text:style-name="Standard"><text:span text:style-name="T12">1.0</text:span></text:p>
          </table:table-cell>
        </table:table-row>
      </table:table>
      <text:p text:style-name="Standard"/>
      <text:h text:style-name="P1" text:outline-level="1"><text:span text:style-name="T2">19. Spécification de portfolio_state (optionnel)</text:span></text:h>
      <text:p text:style-name="P11"/>
      <text:p text:style-name="P12"><text:span text:style-name="T9">Objet optionnel. Recommandé si le moteur intègre un suivi dynamique de bankroll.</text:span></text:p>
      <text:p text:style-name="P13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office:value-type="string">
            <text:p text:style-name="Standard"><text:span text:style-name="T11">Champ</text:span></text:p>
          </table:table-cell>
          <table:table-cell table:style-name="Tableau28.A1" office:value-type="string">
            <text:p text:style-name="Standard"><text:span text:style-name="T11">Description</text:span></text:p>
          </table:table-cell>
        </table:table-row>
        <table:table-row table:style-name="Tableau28.1">
          <table:table-cell table:style-name="Tableau28.A2" office:value-type="string">
            <text:p text:style-name="Standard"><text:span text:style-name="T12">paper_bankroll_current</text:span></text:p>
          </table:table-cell>
          <table:table-cell table:style-name="Tableau28.A2" office:value-type="string">
            <text:p text:style-name="Standard"><text:span text:style-name="T12">Capital paper actuel</text:span></text:p>
          </table:table-cell>
        </table:table-row>
        <table:table-row table:style-name="Tableau28.1">
          <table:table-cell table:style-name="Tableau28.A2" office:value-type="string">
            <text:p text:style-name="Standard"><text:span text:style-name="T12">paper_bankroll_initial</text:span></text:p>
          </table:table-cell>
          <table:table-cell table:style-name="Tableau28.A2" office:value-type="string">
            <text:p text:style-name="Standard"><text:span text:style-name="T12">Capital initial de référence</text:span></text:p>
          </table:table-cell>
        </table:table-row>
        <table:table-row table:style-name="Tableau28.1">
          <table:table-cell table:style-name="Tableau28.A2" office:value-type="string">
            <text:p text:style-name="Standard"><text:span text:style-name="T12">total_exposure</text:span></text:p>
          </table:table-cell>
          <table:table-cell table:style-name="Tableau28.A2" office:value-type="string">
            <text:p text:style-name="Standard"><text:span text:style-name="T12">Somme des positions ouvertes</text:span></text:p>
          </table:table-cell>
        </table:table-row>
        <table:table-row table:style-name="Tableau28.1">
          <table:table-cell table:style-name="Tableau28.A2" office:value-type="string">
            <text:p text:style-name="Standard"><text:span text:style-name="T12">open_positions</text:span></text:p>
          </table:table-cell>
          <table:table-cell table:style-name="Tableau28.A2" office:value-type="string">
            <text:p text:style-name="Standard"><text:span text:style-name="T12">Liste des market_id avec positions actives</text:span></text:p>
          </table:table-cell>
        </table:table-row>
        <table:table-row table:style-name="Tableau28.1">
          <table:table-cell table:style-name="Tableau28.A2" office:value-type="string">
            <text:p text:style-name="Standard"><text:span text:style-name="T12">available_for_sizing</text:span></text:p>
          </table:table-cell>
          <table:table-cell table:style-name="Tableau28.A2" office:value-type="string">
            <text:p text:style-name="Standard"><text:span text:style-name="T12">Bankroll disponible pour nouvelles positions</text:span></text:p>
          </table:table-cell>
        </table:table-row>
        <table:table-row table:style-name="Tableau28.1">
          <table:table-cell table:style-name="Tableau28.A2" office:value-type="string">
            <text:p text:style-name="Standard"><text:span text:style-name="T12">last_updated</text:span></text:p>
          </table:table-cell>
          <table:table-cell table:style-name="Tableau28.A2" office:value-type="string">
            <text:p text:style-name="Standard"><text:span text:style-name="T12">Timestamp ISO 8601</text:span></text:p>
          </table:table-cell>
        </table:table-row>
      </table:table>
      <text:p text:style-name="Standard"/>
      <text:h text:style-name="P1" text:outline-level="1"><text:span text:style-name="T2">20. Relations entre objets</text:span></text:h>
      <text:p text:style-name="P11"/>
      <text:p text:style-name="P15"><text:span text:style-name="T14"><text:s text:c="2"/>market_request</text:span></text:p>
      <text:p text:style-name="P15"><text:span text:style-name="T14"><text:s text:c="6"/>│ <text:s/>déclenche</text:span></text:p>
      <text:p text:style-name="P15"><text:span text:style-name="T14"><text:s text:c="6"/>▼</text:span></text:p>
      <text:p text:style-name="P15"><text:span text:style-name="T14"><text:s text:c="2"/>analysis_payload <text:s/>─── consommé par ───► <text:s/>engine_output</text:span></text:p>
      <text:p text:style-name="P15"><text:span text:style-name="T14"><text:s text:c="6"/>│ <text:s text:c="40"/>│</text:span></text:p>
      <text:p text:style-name="P15"><text:span text:style-name="T14"><text:s text:c="6"/>│ <text:s text:c="35"/>position ouverte</text:span></text:p>
      <text:p text:style-name="P15"><text:span text:style-name="T14"><text:s text:c="6"/>│</text:span></text:p>
      <text:p text:style-name="P15"><text:span text:style-name="T14"><text:s text:c="2"/>market_event_update</text:span></text:p>
      <text:p text:style-name="P15"><text:span text:style-name="T14"><text:s text:c="6"/>│ <text:s/>si revision_triggered = true</text:span></text:p>
      <text:p text:style-name="P15"><text:span text:style-name="T14"><text:s text:c="6"/>▼</text:span></text:p>
      <text:p text:style-name="P15"><text:span text:style-name="T14"><text:s text:c="2"/>revision_payload <text:s/>─── consommé par ───► <text:s/>engine_output (révisé)</text:span></text:p>
      <text:p text:style-name="P15"><text:span text:style-name="T14"><text:s text:c="6"/>│</text:span></text:p>
      <text:p text:style-name="P15"><text:span text:style-name="T14"><text:s text:c="6"/>▼ (après résolution)</text:span></text:p>
      <text:p text:style-name="P15"><text:span text:style-name="T14"><text:s text:c="2"/>post_mortem_payload</text:span></text:p>
      <text:p text:style-name="P13"/>
      <text:p text:style-name="P12"><text:span text:style-name="T9">Tous les objets référencent market_id et thesis_id pour permettre la reconstruction complète du cycle de vie d'un marché.</text:span></text:p>
      <text:p text:style-name="Standard"/>
      <text:h text:style-name="P1" text:outline-level="1"><text:span text:style-name="T2">21. Règles de stockage et d'immutabilité</text:span></text:h>
      <text:p text:style-name="P11"/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Standard"><text:span text:style-name="T11">Objet</text:span></text:p>
          </table:table-cell>
          <table:table-cell table:style-name="Tableau29.A1" office:value-type="string">
            <text:p text:style-name="Standard"><text:span text:style-name="T11">Mutabilité</text:span></text:p>
          </table:table-cell>
        </table:table-row>
        <table:table-row table:style-name="Tableau29.1">
          <table:table-cell table:style-name="Tableau29.A2" office:value-type="string">
            <text:p text:style-name="Standard"><text:span text:style-name="T12">analysis_payload (brut)</text:span></text:p>
          </table:table-cell>
          <table:table-cell table:style-name="Tableau29.A2" office:value-type="string">
            <text:p text:style-name="Standard"><text:span text:style-name="T12">Immuable — jamais modifié après production</text:span></text:p>
          </table:table-cell>
        </table:table-row>
        <table:table-row table:style-name="Tableau29.1">
          <table:table-cell table:style-name="Tableau29.A2" office:value-type="string">
            <text:p text:style-name="Standard"><text:span text:style-name="T12">engine_output</text:span></text:p>
          </table:table-cell>
          <table:table-cell table:style-name="Tableau29.A2" office:value-type="string">
            <text:p text:style-name="Standard"><text:span text:style-name="T12">Recalculable — peut être recalculé avec un nouveau system_config</text:span></text:p>
          </table:table-cell>
        </table:table-row>
        <table:table-row table:style-name="Tableau29.1">
          <table:table-cell table:style-name="Tableau29.A2" office:value-type="string">
            <text:p text:style-name="Standard"><text:span text:style-name="T12">market_event_update</text:span></text:p>
          </table:table-cell>
          <table:table-cell table:style-name="Tableau29.A2" office:value-type="string">
            <text:p text:style-name="Standard"><text:span text:style-name="T12">Immuable — log append-only</text:span></text:p>
          </table:table-cell>
        </table:table-row>
        <table:table-row table:style-name="Tableau29.1">
          <table:table-cell table:style-name="Tableau29.A2" office:value-type="string">
            <text:p text:style-name="Standard"><text:span text:style-name="T12">revision_payload</text:span></text:p>
          </table:table-cell>
          <table:table-cell table:style-name="Tableau29.A2" office:value-type="string">
            <text:p text:style-name="Standard"><text:span text:style-name="T12">Immuable par version — chaque révision est un nouvel objet</text:span></text:p>
          </table:table-cell>
        </table:table-row>
        <table:table-row table:style-name="Tableau29.1">
          <table:table-cell table:style-name="Tableau29.A2" office:value-type="string">
            <text:p text:style-name="Standard"><text:span text:style-name="T12">post_mortem_payload</text:span></text:p>
          </table:table-cell>
          <table:table-cell table:style-name="Tableau29.A2" office:value-type="string">
            <text:p text:style-name="Standard"><text:span text:style-name="T12">Immuable après production</text:span></text:p>
          </table:table-cell>
        </table:table-row>
        <table:table-row table:style-name="Tableau29.1">
          <table:table-cell table:style-name="Tableau29.A2" office:value-type="string">
            <text:p text:style-name="Standard"><text:span text:style-name="T12">system_config</text:span></text:p>
          </table:table-cell>
          <table:table-cell table:style-name="Tableau29.A2" office:value-type="string">
            <text:p text:style-name="Standard"><text:span text:style-name="T12">Mutable — toute modification doit incrémenter parameters_version</text:span></text:p>
          </table:table-cell>
        </table:table-row>
      </table:table>
      <text:p text:style-name="P13"/>
      <text:p text:style-name="P12"><text:span text:style-name="T9">La séparation entre payload brut et engine_output est indispensable pour recalculer l'historique avec un nouveau paramétrage et distinguer une erreur d'analyse d'une erreur de calcul.</text:span></text:p>
      <text:p text:style-name="Standard"/>
      <text:h text:style-name="P1" text:outline-level="1"><text:span text:style-name="T2">22. Règles de recalcul</text:span></text:h>
      <text:p text:style-name="P11"/>
      <text:p text:style-name="P12"><text:span text:style-name="T9">Le moteur peut recalculer un engine_output à partir d'un analysis_payload existant avec un system_config différent. Ce recalcul ne modifie pas le payload brut.</text:span></text:p>
      <text:p text:style-name="P13"/>
      <text:h text:style-name="P2" text:outline-level="2"><text:span text:style-name="T5">22.1 Cas d'usage du recalcul</text:span></text:h>
      <text:list text:continue-numbering="true" text:style-name="WWNum2">
        <text:list-item>
          <text:p text:style-name="P4"><text:span text:style-name="T9">Tester l'impact d'une modification de parameters_version sur l'historique</text:span></text:p>
        </text:list-item>
        <text:list-item>
          <text:p text:style-name="P4"><text:span text:style-name="T9">Comparer les décisions qu'aurait prises une version antérieure du moteur</text:span></text:p>
        </text:list-item>
        <text:list-item>
          <text:p text:style-name="P4"><text:span text:style-name="T9">Calibrer les seuils après 30–50 marchés</text:span></text:p>
        </text:list-item>
      </text:list>
      <text:p text:style-name="P13"/>
      <text:h text:style-name="P2" text:outline-level="2"><text:span text:style-name="T5">22.2 Conservation obligatoire</text:span></text:h>
      <text:list xml:id="list202726518569030" text:continue-numbering="true" text:style-name="WWNum2">
        <text:list-item>
          <text:p text:style-name="P4"><text:span text:style-name="T9">L'analysis_payload source reste inchangé</text:span></text:p>
        </text:list-item>
        <text:list-item>
          <text:p text:style-name="P4"><text:span text:style-name="T9">Le recalcul est stocké avec la parameters_version utilisée</text:span></text:p>
        </text:list-item>
        <text:list-item>
          <text:p text:style-name="P4"><text:span text:style-name="T9">Les deux versions (originale + recalcul) coexistent en stockage</text:span></text:p>
        </text:list-item>
      </text:list>
      <text:p text:style-name="Standard"/>
      <text:h text:style-name="P1" text:outline-level="1"><text:span text:style-name="T2">23. Règles d'erreur et de rejet</text:span></text:h>
      <text:p text:style-name="P11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office:value-type="string">
            <text:p text:style-name="Standard"><text:span text:style-name="T11">Cas d'erreur</text:span></text:p>
          </table:table-cell>
          <table:table-cell table:style-name="Tableau30.A1" office:value-type="string">
            <text:p text:style-name="Standard"><text:span text:style-name="T11">Comportement attendu</text:span></text:p>
          </table:table-cell>
        </table:table-row>
        <table:table-row table:style-name="Tableau30.1">
          <table:table-cell table:style-name="Tableau30.A2" office:value-type="string">
            <text:p text:style-name="Standard"><text:span text:style-name="T12">Champ obligatoire absent</text:span></text:p>
          </table:table-cell>
          <table:table-cell table:style-name="Tableau30.A2" office:value-type="string">
            <text:p text:style-name="Standard"><text:span text:style-name="T12">Refus — erreur avec nom du champ</text:span></text:p>
          </table:table-cell>
        </table:table-row>
        <table:table-row table:style-name="Tableau30.1">
          <table:table-cell table:style-name="Tableau30.A2" office:value-type="string">
            <text:p text:style-name="Standard"><text:span text:style-name="T12">Enum invalide</text:span></text:p>
          </table:table-cell>
          <table:table-cell table:style-name="Tableau30.A2" office:value-type="string">
            <text:p text:style-name="Standard"><text:span text:style-name="T12">Refus — erreur avec valeur reçue et valeurs attendues</text:span></text:p>
          </table:table-cell>
        </table:table-row>
        <table:table-row table:style-name="Tableau30.1">
          <table:table-cell table:style-name="Tableau30.A2" office:value-type="string">
            <text:p text:style-name="Standard"><text:span text:style-name="T12">Probabilité hors bornes [0.01, 0.99]</text:span></text:p>
          </table:table-cell>
          <table:table-cell table:style-name="Tableau30.A2" office:value-type="string">
            <text:p text:style-name="Standard"><text:span text:style-name="T12">Refus — erreur avec valeur reçue</text:span></text:p>
          </table:table-cell>
        </table:table-row>
        <table:table-row table:style-name="Tableau30.1">
          <table:table-cell table:style-name="Tableau30.A2" office:value-type="string">
            <text:p text:style-name="Standard"><text:span text:style-name="T12">Snapshot périmé</text:span></text:p>
          </table:table-cell>
          <table:table-cell table:style-name="Tableau30.A2" office:value-type="string">
            <text:p text:style-name="Standard"><text:span text:style-name="T12">Refus — avertissement + demande de rafraîchissement</text:span></text:p>
          </table:table-cell>
        </table:table-row>
        <table:table-row table:style-name="Tableau30.1">
          <table:table-cell table:style-name="Tableau30.A2" office:value-type="string">
            <text:p text:style-name="Standard"><text:span text:style-name="T12">resolution_ambiguity = high</text:span></text:p>
          </table:table-cell>
          <table:table-cell table:style-name="Tableau30.A2" office:value-type="string">
            <text:p text:style-name="Standard"><text:span text:style-name="T12">Veto de trading — calcul poursuivi mais décision forcée à no_trade</text:span></text:p>
          </table:table-cell>
        </table:table-row>
        <table:table-row table:style-name="Tableau30.1">
          <table:table-cell table:style-name="Tableau30.A2" office:value-type="string">
            <text:p text:style-name="Standard"><text:span text:style-name="T12">Prérequis bloquant not_filled</text:span></text:p>
          </table:table-cell>
          <table:table-cell table:style-name="Tableau30.A2" office:value-type="string">
            <text:p text:style-name="Standard"><text:span text:style-name="T12">Veto analytique — probabilité écrasée à base_rate × 0.25</text:span></text:p>
          </table:table-cell>
        </table:table-row>
        <table:table-row table:style-name="Tableau30.1">
          <table:table-cell table:style-name="Tableau30.A2" office:value-type="string">
            <text:p text:style-name="Standard"><text:span text:style-name="T12">contradiction_forced absent</text:span></text:p>
          </table:table-cell>
          <table:table-cell table:style-name="Tableau30.A2" office:value-type="string">
            <text:p text:style-name="Standard"><text:span text:style-name="T12">Refus — payload invalide</text:span></text:p>
          </table:table-cell>
        </table:table-row>
        <table:table-row table:style-name="Tableau30.1">
          <table:table-cell table:style-name="Tableau30.A2" office:value-type="string">
            <text:p text:style-name="Standard"><text:span text:style-name="T12">schema_version incompatible</text:span></text:p>
          </table:table-cell>
          <table:table-cell table:style-name="Tableau30.A2" office:value-type="string">
            <text:p text:style-name="Standard"><text:span text:style-name="T12">Refus — erreur de compatibilité</text:span></text:p>
          </table:table-cell>
        </table:table-row>
      </table:table>
      <text:p text:style-name="Standard"/>
      <text:h text:style-name="P1" text:outline-level="1"><text:span text:style-name="T2">24. Exemples de workflow complet</text:span></text:h>
      <text:p text:style-name="P11"/>
      <text:h text:style-name="P2" text:outline-level="2"><text:span text:style-name="T5">24.1 Analyse initiale sans position</text:span></text:h>
      <text:list text:continue-list="list852558731" text:style-name="WWNum3">
        <text:list-item>
          <text:p text:style-name="P5"><text:span text:style-name="T9">Utilisateur soumet market_request (MKT-042)</text:span></text:p>
        </text:list-item>
        <text:list-item>
          <text:p text:style-name="P5"><text:span text:style-name="T9">Conversation produit analysis_payload (A1) : base_rate = 0.30, facteurs → score = +3, confiance = medium</text:span></text:p>
        </text:list-item>
        <text:list-item>
          <text:p text:style-name="P5"><text:span text:style-name="T9">Moteur calcule : p_estimated = 0.42, raw_edge = 0.07, adjusted_edge = 0.04</text:span></text:p>
        </text:list-item>
        <text:list-item>
          <text:p text:style-name="P5"><text:span text:style-name="T9">Décision : no_trade (edge ajusté &lt; 0.05)</text:span></text:p>
        </text:list-item>
      </text:list>
      <text:p text:style-name="P13"/>
      <text:h text:style-name="P2" text:outline-level="2"><text:span text:style-name="T5">24.2 Mise à jour sans révision</text:span></text:h>
      <text:list text:continue-numbering="true" text:style-name="WWNum3">
        <text:list-item>
          <text:p text:style-name="P5"><text:span text:style-name="T9">Événement mineur observé</text:span></text:p>
        </text:list-item>
        <text:list-item>
          <text:p text:style-name="P5"><text:span text:style-name="T9">Utilisateur crée market_event_update : impact_level = low, revision_triggered = false</text:span></text:p>
        </text:list-item>
        <text:list-item>
          <text:p text:style-name="P5"><text:span text:style-name="T9">Raison : confirme les priors sans modification structurelle</text:span></text:p>
        </text:list-item>
        <text:list-item>
          <text:p text:style-name="P5"><text:span text:style-name="T9">Aucun recalcul moteur</text:span></text:p>
        </text:list-item>
      </text:list>
      <text:p text:style-name="P13"/>
      <text:h text:style-name="P2" text:outline-level="2"><text:span text:style-name="T5">24.3 Révision formelle</text:span></text:h>
      <text:list text:continue-numbering="true" text:style-name="WWNum3">
        <text:list-item>
          <text:p text:style-name="P5"><text:span text:style-name="T9">Événement majeur : changement institutionnel</text:span></text:p>
        </text:list-item>
        <text:list-item>
          <text:p text:style-name="P5"><text:span text:style-name="T9">market_event_update : impact_level = high, revision_triggered = true</text:span></text:p>
        </text:list-item>
        <text:list-item>
          <text:p text:style-name="P5"><text:span text:style-name="T9">Conversation produit revision_payload (R1) avec facteurs révisés</text:span></text:p>
        </text:list-item>
        <text:list-item>
          <text:p text:style-name="P5"><text:span text:style-name="T9">Moteur recalcule : p_estimated_revised = 0.55, adjusted_edge = 0.13</text:span></text:p>
        </text:list-item>
        <text:list-item>
          <text:p text:style-name="P5"><text:span text:style-name="T9">Décision : standard_paper_position (5% bankroll)</text:span></text:p>
        </text:list-item>
      </text:list>
      <text:p text:style-name="P13"/>
      <text:h text:style-name="P2" text:outline-level="2"><text:span text:style-name="T5">24.4 Post-mortem</text:span></text:h>
      <text:list xml:id="list202726772102205" text:continue-numbering="true" text:style-name="WWNum3">
        <text:list-item>
          <text:p text:style-name="P5"><text:span text:style-name="T9">Marché résolu YES</text:span></text:p>
        </text:list-item>
        <text:list-item>
          <text:p text:style-name="P5"><text:span text:style-name="T9">Conversation produit post_mortem_payload</text:span></text:p>
        </text:list-item>
        <text:list-item>
          <text:p text:style-name="P5"><text:span text:style-name="T9">error_type = correct_analysis, brier_score calculé</text:span></text:p>
        </text:list-item>
        <text:list-item>
          <text:p text:style-name="P5"><text:span text:style-name="T9">Leçon et correctif de processus documentés</text:span></text:p>
        </text:list-item>
        <text:list-item>
          <text:p text:style-name="P5"><text:span text:style-name="T9">Intégré dans la prochaine revue périodique</text:span></text:p>
        </text:list-item>
      </text:list>
      <text:p text:style-name="Standard"/>
      <text:h text:style-name="P1" text:outline-level="1"><text:span text:style-name="T2">25. Limites actuelles de la spécification</text:span></text:h>
      <text:p text:style-name="P11"/>
      <text:p text:style-name="P12"><text:span text:style-name="T9">Ce document ne couvre pas encore les éléments suivants, qui seront définis ultérieurement.</text:span></text:p>
      <text:p text:style-name="P13"/>
      <text:h text:style-name="P2" text:outline-level="2"><text:span text:style-name="T5">25.1 Relevant de la Spécification Moteur (à créer)</text:span></text:h>
      <text:list text:continue-list="list202726518569030" text:style-name="WWNum2">
        <text:list-item>
          <text:p text:style-name="P4"><text:span text:style-name="T9">Pseudocode ou code des formules de calcul</text:span></text:p>
        </text:list-item>
        <text:list-item>
          <text:p text:style-name="P4"><text:span text:style-name="T9">Gestion des arrondis et précision numérique</text:span></text:p>
        </text:list-item>
        <text:list-item>
          <text:p text:style-name="P4"><text:span text:style-name="T9">Ordre exact des opérations dans le moteur</text:span></text:p>
        </text:list-item>
        <text:list-item>
          <text:p text:style-name="P4"><text:span text:style-name="T9">Tests unitaires des calculs</text:span></text:p>
        </text:list-item>
      </text:list>
      <text:p text:style-name="P13"/>
      <text:h text:style-name="P2" text:outline-level="2"><text:span text:style-name="T5">25.2 Relevant de l'implémentation technique</text:span></text:h>
      <text:list text:continue-numbering="true" text:style-name="WWNum2">
        <text:list-item>
          <text:p text:style-name="P4"><text:span text:style-name="T9">Format de stockage choisi : JSON files / SQLite / autre</text:span></text:p>
        </text:list-item>
        <text:list-item>
          <text:p text:style-name="P4"><text:span text:style-name="T9">Interface de soumission du market_request</text:span></text:p>
        </text:list-item>
        <text:list-item>
          <text:p text:style-name="P4"><text:span text:style-name="T9">Format d'export du journal central</text:span></text:p>
        </text:list-item>
        <text:list-item>
          <text:p text:style-name="P4"><text:span text:style-name="T9">Intégration éventuelle d'une API</text:span></text:p>
        </text:list-item>
      </text:list>
      <text:p text:style-name="P13"/>
      <text:h text:style-name="P2" text:outline-level="2"><text:span text:style-name="T5">25.3 Relevant d'une version future du protocole</text:span></text:h>
      <text:list text:continue-numbering="true" text:style-name="WWNum2">
        <text:list-item>
          <text:p text:style-name="P4"><text:span text:style-name="T9">Règles de revue périodique automatisée</text:span></text:p>
        </text:list-item>
        <text:list-item>
          <text:p text:style-name="P4"><text:span text:style-name="T9">Sous-protocoles par catégorie de marché</text:span></text:p>
        </text:list-item>
        <text:list-item>
          <text:p text:style-name="P4"><text:span text:style-name="T9">Gestion du portfolio_state en mode dynamique</text:span></text:p>
        </text:list-item>
        <text:list-item>
          <text:p text:style-name="P4"><text:span text:style-name="T9">Critères de calibration des paramètres après 30–50 marchés</text:span></text:p>
        </text:list-item>
      </text:list>
      <text:p text:style-name="Standard"/>
      <text:h text:style-name="P1" text:outline-level="1"><text:span text:style-name="T2">26. Annexes</text:span></text:h>
      <text:p text:style-name="P11"/>
      <text:h text:style-name="P2" text:outline-level="2"><text:span text:style-name="T5">A. Dictionnaire des enums</text:span></text:h>
      <text:p text:style-name="P13"/>
      <text:p text:style-name="P12"><text:span text:style-name="T10">Niveaux qualitatifs</text:span></text:p>
      <text:list text:continue-numbering="true" text:style-name="WWNum2">
        <text:list-item>
          <text:p text:style-name="P4"><text:span text:style-name="T9">high / medium / low</text:span></text:p>
        </text:list-item>
      </text:list>
      <text:p text:style-name="P13"/>
      <text:p text:style-name="P12"><text:span text:style-name="T10">Statuts de screening</text:span></text:p>
      <text:list text:continue-numbering="true" text:style-name="WWNum2">
        <text:list-item>
          <text:p text:style-name="P4"><text:span text:style-name="T9">admissible / conditional / rejected</text:span></text:p>
        </text:list-item>
      </text:list>
      <text:p text:style-name="P13"/>
      <text:p text:style-name="P12"><text:span text:style-name="T10">Statuts de prérequis</text:span></text:p>
      <text:list text:continue-numbering="true" text:style-name="WWNum2">
        <text:list-item>
          <text:p text:style-name="P4"><text:span text:style-name="T9">filled / partial / not_filled / unknown</text:span></text:p>
        </text:list-item>
      </text:list>
      <text:p text:style-name="P13"/>
      <text:p text:style-name="P12"><text:span text:style-name="T10">Types de facteurs</text:span></text:p>
      <text:list text:continue-numbering="true" text:style-name="WWNum2">
        <text:list-item>
          <text:p text:style-name="P4"><text:span text:style-name="T9">accelerator / brake</text:span></text:p>
        </text:list-item>
      </text:list>
      <text:p text:style-name="P13"/>
      <text:p text:style-name="P12"><text:span text:style-name="T10">Côté de position</text:span></text:p>
      <text:list text:continue-numbering="true" text:style-name="WWNum2">
        <text:list-item>
          <text:p text:style-name="P4"><text:span text:style-name="T9">yes / no / none</text:span></text:p>
        </text:list-item>
      </text:list>
      <text:p text:style-name="P13"/>
      <text:p text:style-name="P12"><text:span text:style-name="T10">Décisions</text:span></text:p>
      <text:list text:continue-numbering="true" text:style-name="WWNum2">
        <text:list-item>
          <text:p text:style-name="P4"><text:span text:style-name="T9">no_trade / small_paper_position / standard_paper_position</text:span></text:p>
        </text:list-item>
      </text:list>
      <text:p text:style-name="P13"/>
      <text:p text:style-name="P12"><text:span text:style-name="T10">Statuts de thèse</text:span></text:p>
      <text:list text:continue-numbering="true" text:style-name="WWNum2">
        <text:list-item>
          <text:p text:style-name="P4"><text:span text:style-name="T9">active / active_under_review / thesis_weakened / thesis_invalidated / resolved</text:span></text:p>
        </text:list-item>
      </text:list>
      <text:p text:style-name="P13"/>
      <text:p text:style-name="P12"><text:span text:style-name="T10">Résolution finale</text:span></text:p>
      <text:list text:continue-numbering="true" text:style-name="WWNum2">
        <text:list-item>
          <text:p text:style-name="P4"><text:span text:style-name="T9">yes / no / cancelled / disputed</text:span></text:p>
        </text:list-item>
      </text:list>
      <text:p text:style-name="P13"/>
      <text:p text:style-name="P12"><text:span text:style-name="T10">Types d'erreur post-mortem</text:span></text:p>
      <text:list text:continue-numbering="true" text:style-name="WWNum2">
        <text:list-item>
          <text:p text:style-name="P4"><text:span text:style-name="T9">base_rate_error / factor_weighting_error / prerequisite_misread / missing_information / resolution_ambiguity / correct_analysis / correct_abstention</text:span></text:p>
        </text:list-item>
      </text:list>
      <text:p text:style-name="P13"/>
      <text:h text:style-name="P2" text:outline-level="2"><text:span text:style-name="T5">B. Glossaire</text:span></text:h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office:value-type="string">
            <text:p text:style-name="Standard"><text:span text:style-name="T11">Terme</text:span></text:p>
          </table:table-cell>
          <table:table-cell table:style-name="Tableau31.A1" office:value-type="string">
            <text:p text:style-name="Standard"><text:span text:style-name="T11">Définition</text:span></text:p>
          </table:table-cell>
        </table:table-row>
        <table:table-row table:style-name="Tableau31.1">
          <table:table-cell table:style-name="Tableau31.A2" office:value-type="string">
            <text:p text:style-name="Standard"><text:span text:style-name="T12">base_rate</text:span></text:p>
          </table:table-cell>
          <table:table-cell table:style-name="Tableau31.A2" office:value-type="string">
            <text:p text:style-name="Standard"><text:span text:style-name="T12">Fréquence historique de référence de l'événement prédit</text:span></text:p>
          </table:table-cell>
        </table:table-row>
        <text:soft-page-break/>
        <table:table-row table:style-name="Tableau31.1">
          <table:table-cell table:style-name="Tableau31.A2" office:value-type="string">
            <text:p text:style-name="Standard"><text:span text:style-name="T12">edge brut</text:span></text:p>
          </table:table-cell>
          <table:table-cell table:style-name="Tableau31.A2" office:value-type="string">
            <text:p text:style-name="Standard"><text:span text:style-name="T12">Écart entre probabilité estimée et prix de marché</text:span></text:p>
          </table:table-cell>
        </table:table-row>
        <table:table-row table:style-name="Tableau31.1">
          <table:table-cell table:style-name="Tableau31.A2" office:value-type="string">
            <text:p text:style-name="Standard"><text:span text:style-name="T12">edge ajusté</text:span></text:p>
          </table:table-cell>
          <table:table-cell table:style-name="Tableau31.A2" office:value-type="string">
            <text:p text:style-name="Standard"><text:span text:style-name="T12">Edge brut corrigé par les multiplicateurs de qualité</text:span></text:p>
          </table:table-cell>
        </table:table-row>
        <table:table-row table:style-name="Tableau31.1">
          <table:table-cell table:style-name="Tableau31.A2" office:value-type="string">
            <text:p text:style-name="Standard"><text:span text:style-name="T12">veto analytique</text:span></text:p>
          </table:table-cell>
          <table:table-cell table:style-name="Tableau31.A2" office:value-type="string">
            <text:p text:style-name="Standard"><text:span text:style-name="T12">Blocage de la probabilité dû à un prérequis bloquant non rempli</text:span></text:p>
          </table:table-cell>
        </table:table-row>
        <table:table-row table:style-name="Tableau31.1">
          <table:table-cell table:style-name="Tableau31.A2" office:value-type="string">
            <text:p text:style-name="Standard"><text:span text:style-name="T12">veto de trading</text:span></text:p>
          </table:table-cell>
          <table:table-cell table:style-name="Tableau31.A2" office:value-type="string">
            <text:p text:style-name="Standard"><text:span text:style-name="T12">Blocage de la décision de trade dû à une ambiguïté de résolution élevée</text:span></text:p>
          </table:table-cell>
        </table:table-row>
        <table:table-row table:style-name="Tableau31.1">
          <table:table-cell table:style-name="Tableau31.A2" office:value-type="string">
            <text:p text:style-name="Standard"><text:span text:style-name="T12">payload</text:span></text:p>
          </table:table-cell>
          <table:table-cell table:style-name="Tableau31.A2" office:value-type="string">
            <text:p text:style-name="Standard"><text:span text:style-name="T12">Objet JSON structuré constituant le contrat d'interface</text:span></text:p>
          </table:table-cell>
        </table:table-row>
        <table:table-row table:style-name="Tableau31.1">
          <table:table-cell table:style-name="Tableau31.A2" office:value-type="string">
            <text:p text:style-name="Standard"><text:span text:style-name="T12">thesis_id</text:span></text:p>
          </table:table-cell>
          <table:table-cell table:style-name="Tableau31.A2" office:value-type="string">
            <text:p text:style-name="Standard"><text:span text:style-name="T12">Identifiant de la thèse analytique active sur un marché donné</text:span></text:p>
          </table:table-cell>
        </table:table-row>
      </table:table>
      <text:p text:style-name="P13"/>
      <text:h text:style-name="P2" text:outline-level="2"><text:span text:style-name="T5">C. Ordre de priorité de remplissage</text:span></text:h>
      <text:p text:style-name="P12"><text:span text:style-name="T9">Pour démarrer l'implémentation, traiter dans cet ordre :</text:span></text:p>
      <text:list text:continue-list="list202726772102205" text:style-name="WWNum3">
        <text:list-item>
          <text:p text:style-name="P5"><text:span text:style-name="T9">system_config — source de vérité des paramètres</text:span></text:p>
        </text:list-item>
        <text:list-item>
          <text:p text:style-name="P5"><text:span text:style-name="T9">Schémas de validation pour market_request et analysis_payload</text:span></text:p>
        </text:list-item>
        <text:list-item>
          <text:p text:style-name="P5"><text:span text:style-name="T9">Identifiants et convention de nommage</text:span></text:p>
        </text:list-item>
        <text:list-item>
          <text:p text:style-name="P5"><text:span text:style-name="T9">Moteur de calcul sur analysis_payload valide</text:span></text:p>
        </text:list-item>
        <text:list-item>
          <text:p text:style-name="P5"><text:span text:style-name="T9">Gestion des market_event_update et revision_payload</text:span></text:p>
        </text:list-item>
      </text:list>
      <text:p text:style-name="P16"/>
      <text:p text:style-name="P10"><text:span text:style-name="T7">Spécification Système — V1.0 <text:s/>| <text:s/>Projet Paper Trading sur Marchés Prédictif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706cm" fo:margin-bottom="0.176cm" style:contextual-spacing="false"/>
      <style:text-properties fo:color="#1f4e79" loext:opacity="100%"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564cm" fo:margin-bottom="0.176cm" style:contextual-spacing="false"/>
      <style:text-properties fo:color="#2e75b6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423cm" fo:margin-bottom="0.141cm" style:contextual-spacing="false"/>
      <style:text-properties fo:color="#1f4e79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padding="0cm" fo:border-left="none" fo:border-right="none" fo:border-top="none" fo:border-bottom="0.51pt solid #cccccc"/>
    </style:style>
    <style:style style:name="MT1" style:family="text">
      <style:text-properties fo:color="#888888" loext:opacity="100%" style:font-name="Arial" fo:font-size="9pt" style:font-name-asian="Arial2" style:font-size-asian="9pt" style:font-name-complex="Arial2" style:font-size-complex="9pt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pécification Système — Projet Paper Trad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-named</meta:initial-creator>
    <dc:creator>Un-named</dc:creator>
    <meta:editing-cycles>1</meta:editing-cycles>
    <meta:creation-date>2026-03-16T19:25:55.088000000</meta:creation-date>
    <dc:date>2026-03-16T19:25:55.090000000</dc:date>
    <meta:document-statistic meta:table-count="31" meta:image-count="0" meta:object-count="0" meta:page-count="35" meta:paragraph-count="792" meta:word-count="3507" meta:character-count="26176" meta:non-whitespace-character-count="22709"/>
    <meta:generator>LibreOffice/24.2.4.2$Windows_X86_64 LibreOffice_project/51a6219feb6075d9a4c46691dcfe0cd9c4fff3c2</meta:generator>
  </office:meta>
</office:document-meta>
</file>